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34pt"/>
    </style:style>
    <style:style style:name="co3" style:family="table-column">
      <style:table-column-properties fo:break-before="auto" style:column-width="112.85pt"/>
    </style:style>
    <style:style style:name="co4" style:family="table-column">
      <style:table-column-properties fo:break-before="auto" style:column-width="115.14pt"/>
    </style:style>
    <style:style style:name="co5" style:family="table-column">
      <style:table-column-properties fo:break-before="auto" style:column-width="110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11.99pt" svg:y="523.87pt">
            <draw:object draw:notify-on-update-of-ranges="Sheet1.G9:Sheet1.G18 Sheet1.H8:Sheet1.H8 Sheet1.H9:Sheet1.H18 Sheet1.I8:Sheet1.I8 Sheet1.I9:Sheet1.I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2pt" svg:y="245.48pt">
            <draw:object draw:notify-on-update-of-ranges="Sheet1.D9:Sheet1.D18 Sheet1.E8:Sheet1.E8 Sheet1.E9:Sheet1.E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36.43pt" svg:y="248.31pt">
            <draw:object draw:notify-on-update-of-ranges="Sheet1.K9:Sheet1.K13 Sheet1.L8:Sheet1.L8 Sheet1.L9:Sheet1.L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35.69pt" svg:y="531.78pt">
            <draw:object draw:notify-on-update-of-ranges="Sheet1.N9:Sheet1.N13 Sheet1.O8:Sheet1.O8 Sheet1.O9:Sheet1.O13 Sheet1.P8:Sheet1.P8 Sheet1.P9:Sheet1.P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26pt" svg:height="255.23pt" svg:x="234.82pt" svg:y="883.19pt">
            <draw:object draw:notify-on-update-of-ranges="Sheet1.B65:Sheet1.B65 Sheet1.C65:Sheet1.C65 Sheet1.B66:Sheet1.B66 Sheet1.C66:Sheet1.C66 Sheet1.B67:Sheet1.B67 Sheet1.C67:Sheet1.C67 Sheet1.B68:Sheet1.B68 Sheet1.C68:Sheet1.C68 Sheet1.B69:Sheet1.B69 Sheet1.C69:Sheet1.C69 Sheet1.B70:Sheet1.B70 Sheet1.C70:Sheet1.C70 Sheet1.B71:Sheet1.B71 Sheet1.C71:Sheet1.C71 Sheet1.B72:Sheet1.B72 Sheet1.C72:Sheet1.C72 Sheet1.B73:Sheet1.B73 Sheet1.C73:Sheet1.C73 Sheet1.B74:Sheet1.B74 Sheet1.C74:Sheet1.C74 Sheet1.B75:Sheet1.B75 Sheet1.C75:Sheet1.C75 Sheet1.B76:Sheet1.B76 Sheet1.C76:Sheet1.C76 Sheet1.B77:Sheet1.B77 Sheet1.C77:Sheet1.C77 Sheet1.B78:Sheet1.B78 Sheet1.C78:Sheet1.C78 Sheet1.B79:Sheet1.B79 Sheet1.C79:Sheet1.C79 Sheet1.B80:Sheet1.B80 Sheet1.C80:Sheet1.C80 Sheet1.B81:Sheet1.B81 Sheet1.C81:Sheet1.C81 Sheet1.B82:Sheet1.B82 Sheet1.C82:Sheet1.C82 Sheet1.B83:Sheet1.B83 Sheet1.C83:Sheet1.C83 Sheet1.B84:Sheet1.B84 Sheet1.C84:Sheet1.C84 Sheet1.B85:Sheet1.B85 Sheet1.C85:Sheet1.C85 Sheet1.B86:Sheet1.B86 Sheet1.C86:Sheet1.C86 Sheet1.B87:Sheet1.B87 Sheet1.C87:Sheet1.C87 Sheet1.B88:Sheet1.B88 Sheet1.C88:Sheet1.C88 Sheet1.B89:Sheet1.B89 Sheet1.C89:Sheet1.C89 Sheet1.B90:Sheet1.B90 Sheet1.C90:Sheet1.C90 Sheet1.B91:Sheet1.B91 Sheet1.C91:Sheet1.C91 Sheet1.B92:Sheet1.B92 Sheet1.C92:Sheet1.C92 Sheet1.B93:Sheet1.B93 Sheet1.C93:Sheet1.C93 Sheet1.B94:Sheet1.B94 Sheet1.C94:Sheet1.C94 Sheet1.B95:Sheet1.B95 Sheet1.C95:Sheet1.C95 Sheet1.B96:Sheet1.B96 Sheet1.C96:Sheet1.C96 Sheet1.B97:Sheet1.B97 Sheet1.C97:Sheet1.C97 Sheet1.B98:Sheet1.B98 Sheet1.C98:Sheet1.C98 Sheet1.B99:Sheet1.B99 Sheet1.C99:Sheet1.C99 Sheet1.B100:Sheet1.B100 Sheet1.C100:Sheet1.C100 Sheet1.B101:Sheet1.B101 Sheet1.C101:Sheet1.C101 Sheet1.B102:Sheet1.B102 Sheet1.C102:Sheet1.C102 Sheet1.B103:Sheet1.B103 Sheet1.C103:Sheet1.C103 Sheet1.B104:Sheet1.B104 Sheet1.C104:Sheet1.C104 Sheet1.B105:Sheet1.B105 Sheet1.C105:Sheet1.C105 Sheet1.B106:Sheet1.B106 Sheet1.C106:Sheet1.C106 Sheet1.B107:Sheet1.B107 Sheet1.C107:Sheet1.C107 Sheet1.B108:Sheet1.B108 Sheet1.C108:Sheet1.C108 Sheet1.B109:Sheet1.B109 Sheet1.C109:Sheet1.C109 Sheet1.B110:Sheet1.B110 Sheet1.C110:Sheet1.C110 Sheet1.B111:Sheet1.B111 Sheet1.C111:Sheet1.C111 Sheet1.B112:Sheet1.B112 Sheet1.C112:Sheet1.C112 Sheet1.B113:Sheet1.B113 Sheet1.C113:Sheet1.C1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026.82pt" svg:y="574.04pt">
            <draw:object draw:notify-on-update-of-ranges="Sheet1.R66:Sheet1.X66 Sheet1.Q67:Sheet1.Q67 Sheet1.R67:Sheet1.X67 Sheet1.Q68:Sheet1.Q68 Sheet1.R68:Sheet1.X6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2082.98pt" svg:y="54pt">
            <draw:object draw:notify-on-update-of-ranges="Sheet1.W9:Sheet1.W19 Sheet1.X8:Sheet1.X8 Sheet1.X9:Sheet1.X19 Sheet1.Y8:Sheet1.Y8 Sheet1.Y9:Sheet1.Y19 Sheet1.Z8:Sheet1.Z8 Sheet1.Z9:Sheet1.Z19 Sheet1.AA8:Sheet1.AA8 Sheet1.AA9:Sheet1.AA19 Sheet1.AB8:Sheet1.AB8 Sheet1.AB9:Sheet1.AB19 Sheet1.AC8:Sheet1.AC8 Sheet1.AC9:Sheet1.AC19 Sheet1.AD8:Sheet1.AD8 Sheet1.AD9:Sheet1.AD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5"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Avg scores of Categories</text:p>
          </table:table-cell>
          <table:table-cell table:number-columns-repeated="2"/>
          <table:table-cell office:value-type="string" calcext:value-type="string">
            <text:p>Vergleich mit Gruppe 5</text:p>
          </table:table-cell>
          <table:table-cell table:number-columns-repeated="3"/>
          <table:table-cell office:value-type="string" calcext:value-type="string">
            <text:p>Comparison overall scores</text:p>
          </table:table-cell>
          <table:table-cell table:number-columns-repeated="2"/>
          <table:table-cell office:value-type="string" calcext:value-type="string">
            <text:p>Comparison Overall Score and Own Score</text:p>
          </table:table-cell>
          <table:table-cell table:number-columns-repeated="3"/>
          <table:table-cell office:value-type="string" calcext:value-type="string">
            <text:p>Comparison Baselines</text:p>
          </table:table-cell>
          <table:table-cell table:number-columns-repeated="4"/>
          <table:table-cell office:value-type="string" calcext:value-type="string">
            <text:p>Comparison with all other groups</text:p>
          </table:table-cell>
          <table:table-cell table:number-columns-repeated="1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Category</text:p>
          </table:table-cell>
          <table:table-cell office:value-type="string" calcext:value-type="string">
            <text:p>Avg Score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Us Avg Score</text:p>
          </table:table-cell>
          <table:table-cell office:value-type="string" calcext:value-type="string">
            <text:p>Group 5 Avg Score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Avg Overall Score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Avg Overall Score</text:p>
          </table:table-cell>
          <table:table-cell office:value-type="string" calcext:value-type="string">
            <text:p>Own Score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Our group</text:p>
          </table:table-cell>
          <table:table-cell office:value-type="string" calcext:value-type="string">
            <text:p>Baseline 1</text:p>
          </table:table-cell>
          <table:table-cell office:value-type="string" calcext:value-type="string">
            <text:p>Baseline 2</text:p>
          </table:table-cell>
          <table:table-cell/>
          <table:table-cell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line 1</text:p>
          </table:table-cell>
          <table:table-cell office:value-type="string" calcext:value-type="string">
            <text:p>Baseline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 office:value-type="float" office:value="4.14" calcext:value-type="float">
            <text:p>4.1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string" calcext:value-type="string">
            <text:p>Grammaticality</text:p>
          </table:table-cell>
          <table:table-cell table:number-columns-repeated="4"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 office:value-type="float" office:value="4.38" calcext:value-type="float">
            <text:p>4.38</text:p>
          </table:table-cell>
          <table:table-cell office:value-type="float" office:value="4.07" calcext:value-type="float">
            <text:p>4.07</text:p>
          </table:table-cell>
          <table:table-cell office:value-type="float" office:value="4.14" calcext:value-type="float">
            <text:p>4.14</text:p>
          </table:table-cell>
          <table:table-cell office:value-type="float" office:value="4.24" calcext:value-type="float">
            <text:p>4.24</text:p>
          </table:table-cell>
          <table:table-cell office:value-type="float" office:value="3.5" calcext:value-type="float">
            <text:p>3.5</text:p>
          </table:table-cell>
          <table:table-cell office:value-type="float" office:value="3.81" calcext:value-type="float">
            <text:p>3.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 office:value-type="float" office:value="3.87" calcext:value-type="float">
            <text:p>3.8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3.49" calcext:value-type="float">
            <text:p>3.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49" calcext:value-type="float">
            <text:p>3.49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string" calcext:value-type="string">
            <text:p>Non-Redundancy</text:p>
          </table:table-cell>
          <table:table-cell table:number-columns-repeated="4"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 office:value-type="float" office:value="4.2" calcext:value-type="float">
            <text:p>4.2</text:p>
          </table:table-cell>
          <table:table-cell office:value-type="float" office:value="4.11" calcext:value-type="float">
            <text:p>4.11</text:p>
          </table:table-cell>
          <table:table-cell office:value-type="float" office:value="3.87" calcext:value-type="float">
            <text:p>3.87</text:p>
          </table:table-cell>
          <table:table-cell office:value-type="float" office:value="4.23" calcext:value-type="float">
            <text:p>4.23</text:p>
          </table:table-cell>
          <table:table-cell office:value-type="float" office:value="4.18" calcext:value-type="float">
            <text:p>4.18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 office:value-type="float" office:value="4.11" calcext:value-type="float">
            <text:p>4.1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string" calcext:value-type="string">
            <text:p>Referential Clarity</text:p>
          </table:table-cell>
          <table:table-cell table:number-columns-repeated="4"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 office:value-type="float" office:value="3.9" calcext:value-type="float">
            <text:p>3.9</text:p>
          </table:table-cell>
          <table:table-cell office:value-type="float" office:value="3.75" calcext:value-type="float">
            <text:p>3.75</text:p>
          </table:table-cell>
          <table:table-cell office:value-type="float" office:value="4.11" calcext:value-type="float">
            <text:p>4.11</text:p>
          </table:table-cell>
          <table:table-cell office:value-type="float" office:value="3.22" calcext:value-type="float">
            <text:p>3.22</text:p>
          </table:table-cell>
          <table:table-cell office:value-type="float" office:value="2.13" calcext:value-type="float">
            <text:p>2.13</text:p>
          </table:table-cell>
          <table:table-cell office:value-type="float" office:value="3.63" calcext:value-type="float">
            <text:p>3.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 office:value-type="float" office:value="3.64" calcext:value-type="float">
            <text:p>3.6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Focus</text:p>
          </table:table-cell>
          <table:table-cell table:number-columns-repeated="4"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 office:value-type="float" office:value="3.5" calcext:value-type="float">
            <text:p>3.5</text:p>
          </table:table-cell>
          <table:table-cell office:value-type="float" office:value="3.57" calcext:value-type="float">
            <text:p>3.57</text:p>
          </table:table-cell>
          <table:table-cell office:value-type="float" office:value="3.64" calcext:value-type="float">
            <text:p>3.64</text:p>
          </table:table-cell>
          <table:table-cell office:value-type="float" office:value="3.3" calcext:value-type="float">
            <text:p>3.3</text:p>
          </table:table-cell>
          <table:table-cell office:value-type="float" office:value="2.15" calcext:value-type="float">
            <text:p>2.15</text:p>
          </table:table-cell>
          <table:table-cell office:value-type="float" office:value="3.29" calcext:value-type="float">
            <text:p>3.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 office:value-type="float" office:value="3.13" calcext:value-type="float">
            <text:p>3.1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14" calcext:value-type="float">
            <text:p>3.14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string" calcext:value-type="string">
            <text:p>Structure</text:p>
          </table:table-cell>
          <table:table-cell table:number-columns-repeated="4"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 office:value-type="float" office:value="3.05" calcext:value-type="float">
            <text:p>3.05</text:p>
          </table:table-cell>
          <table:table-cell office:value-type="float" office:value="3.28" calcext:value-type="float">
            <text:p>3.28</text:p>
          </table:table-cell>
          <table:table-cell office:value-type="float" office:value="3.13" calcext:value-type="float">
            <text:p>3.13</text:p>
          </table:table-cell>
          <table:table-cell office:value-type="float" office:value="3.11" calcext:value-type="float">
            <text:p>3.11</text:p>
          </table:table-cell>
          <table:table-cell office:value-type="float" office:value="2.12" calcext:value-type="float">
            <text:p>2.12</text:p>
          </table:table-cell>
          <table:table-cell office:value-type="float" office:value="3.27" calcext:value-type="float">
            <text:p>3.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 office:value-type="float" office:value="3.2" calcext:value-type="float">
            <text:p>3.2</text:p>
          </table:table-cell>
          <table:table-cell table:number-columns-repeated="8"/>
          <table:table-cell office:value-type="string" calcext:value-type="string">
            <text:p>Coherence</text:p>
          </table:table-cell>
          <table:table-cell table:number-columns-repeated="4"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 office:value-type="float" office:value="3.07" calcext:value-type="float">
            <text:p>3.07</text:p>
          </table:table-cell>
          <table:table-cell office:value-type="float" office:value="3.37" calcext:value-type="float">
            <text:p>3.37</text:p>
          </table:table-cell>
          <table:table-cell office:value-type="float" office:value="3.2" calcext:value-type="float">
            <text:p>3.2</text:p>
          </table:table-cell>
          <table:table-cell office:value-type="float" office:value="3.02" calcext:value-type="float">
            <text:p>3.02</text:p>
          </table:table-cell>
          <table:table-cell office:value-type="float" office:value="1.99" calcext:value-type="float">
            <text:p>1.99</text:p>
          </table:table-cell>
          <table:table-cell office:value-type="float" office:value="3.25" calcext:value-type="float">
            <text:p>3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 office:value-type="float" office:value="3.55" calcext:value-type="float">
            <text:p>3.55</text:p>
          </table:table-cell>
          <table:table-cell table:number-columns-repeated="8"/>
          <table:table-cell office:value-type="string" calcext:value-type="string">
            <text:p>Readability</text:p>
          </table:table-cell>
          <table:table-cell table:number-columns-repeated="4"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 office:value-type="float" office:value="3.74" calcext:value-type="float">
            <text:p>3.74</text:p>
          </table:table-cell>
          <table:table-cell office:value-type="float" office:value="3.61" calcext:value-type="float">
            <text:p>3.61</text:p>
          </table:table-cell>
          <table:table-cell office:value-type="float" office:value="3.55" calcext:value-type="float">
            <text:p>3.55</text:p>
          </table:table-cell>
          <table:table-cell office:value-type="float" office:value="3.62" calcext:value-type="float">
            <text:p>3.62</text:p>
          </table:table-cell>
          <table:table-cell office:value-type="float" office:value="2.68" calcext:value-type="float">
            <text:p>2.68</text:p>
          </table:table-cell>
          <table:table-cell office:value-type="float" office:value="3.46" calcext:value-type="float">
            <text:p>3.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 office:value-type="float" office:value="3.45" calcext:value-type="float">
            <text:p>3.45</text:p>
          </table:table-cell>
          <table:table-cell table:number-columns-repeated="8"/>
          <table:table-cell office:value-type="string" calcext:value-type="string">
            <text:p>Information Content</text:p>
          </table:table-cell>
          <table:table-cell table:number-columns-repeated="4"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 office:value-type="float" office:value="3.86" calcext:value-type="float">
            <text:p>3.86</text:p>
          </table:table-cell>
          <table:table-cell office:value-type="float" office:value="3.44" calcext:value-type="float">
            <text:p>3.44</text:p>
          </table:table-cell>
          <table:table-cell office:value-type="float" office:value="3.45" calcext:value-type="float">
            <text:p>3.45</text:p>
          </table:table-cell>
          <table:table-cell office:value-type="float" office:value="3.52" calcext:value-type="float">
            <text:p>3.52</text:p>
          </table:table-cell>
          <table:table-cell office:value-type="float" office:value="2.35" calcext:value-type="float">
            <text:p>2.35</text:p>
          </table:table-cell>
          <table:table-cell office:value-type="float" office:value="2.86" calcext:value-type="float">
            <text:p>2.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 office:value-type="float" office:value="4.38" calcext:value-type="float">
            <text:p>4.38</text:p>
          </table:table-cell>
          <table:table-cell table:number-columns-repeated="8"/>
          <table:table-cell office:value-type="string" calcext:value-type="string">
            <text:p>Spelling</text:p>
          </table:table-cell>
          <table:table-cell table:number-columns-repeated="4"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 office:value-type="float" office:value="4.51" calcext:value-type="float">
            <text:p>4.51</text:p>
          </table:table-cell>
          <table:table-cell table:number-columns-repeated="2" office:value-type="float" office:value="4.38" calcext:value-type="float">
            <text:p>4.38</text:p>
          </table:table-cell>
          <table:table-cell office:value-type="float" office:value="4.35" calcext:value-type="float">
            <text:p>4.35</text:p>
          </table:table-cell>
          <table:table-cell office:value-type="float" office:value="3.86" calcext:value-type="float">
            <text:p>3.86</text:p>
          </table:table-cell>
          <table:table-cell office:value-type="float" office:value="4.25" calcext:value-type="float">
            <text:p>4.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 office:value-type="float" office:value="3.37" calcext:value-type="float">
            <text:p>3.37</text:p>
          </table:table-cell>
          <table:table-cell table:number-columns-repeated="8"/>
          <table:table-cell office:value-type="string" calcext:value-type="string">
            <text:p>Length</text:p>
          </table:table-cell>
          <table:table-cell table:number-columns-repeated="4"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 office:value-type="float" office:value="4.07" calcext:value-type="float">
            <text:p>4.07</text:p>
          </table:table-cell>
          <table:table-cell office:value-type="float" office:value="3.53" calcext:value-type="float">
            <text:p>3.53</text:p>
          </table:table-cell>
          <table:table-cell office:value-type="float" office:value="3.37" calcext:value-type="float">
            <text:p>3.37</text:p>
          </table:table-cell>
          <table:table-cell office:value-type="float" office:value="3.77" calcext:value-type="float">
            <text:p>3.77</text:p>
          </table:table-cell>
          <table:table-cell office:value-type="float" office:value="3.5" calcext:value-type="float">
            <text:p>3.5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Overall quality</text:p>
          </table:table-cell>
          <table:table-cell office:value-type="float" office:value="2.75" calcext:value-type="float">
            <text:p>2.75</text:p>
          </table:table-cell>
          <table:table-cell office:value-type="float" office:value="3.49" calcext:value-type="float">
            <text:p>3.49</text:p>
          </table:table-cell>
          <table:table-cell office:value-type="float" office:value="3.3" calcext:value-type="float">
            <text:p>3.3</text:p>
          </table:table-cell>
          <table:table-cell office:value-type="float" office:value="3.26" calcext:value-type="float">
            <text:p>3.26</text:p>
          </table:table-cell>
          <table:table-cell office:value-type="float" office:value="3.14" calcext:value-type="float">
            <text:p>3.14</text:p>
          </table:table-cell>
          <table:table-cell office:value-type="float" office:value="2" calcext:value-type="float">
            <text:p>2</text:p>
          </table:table-cell>
          <table:table-cell office:value-type="float" office:value="2.84" calcext:value-type="float">
            <text:p>2.84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own score</text:p>
          </table:table-cell>
          <table:table-cell office:value-type="float" office:value="2.86" calcext:value-type="float">
            <text:p>2.86</text:p>
          </table:table-cell>
          <table:table-cell office:value-type="float" office:value="3.35" calcext:value-type="float">
            <text:p>3.35</text:p>
          </table:table-cell>
          <table:table-cell office:value-type="float" office:value="3.36" calcext:value-type="float">
            <text:p>3.36</text:p>
          </table:table-cell>
          <table:table-cell office:value-type="float" office:value="3.2" calcext:value-type="float">
            <text:p>3.2</text:p>
          </table:table-cell>
          <table:table-cell office:value-type="float" office:value="3.57" calcext:value-type="float">
            <text:p>3.57</text:p>
          </table:table-cell>
          <table:table-cell office:value-type="float" office:value="1.61" calcext:value-type="float">
            <text:p>1.61</text:p>
          </table:table-cell>
          <table:table-cell office:value-type="float" office:value="1.62" calcext:value-type="float">
            <text:p>1.62</text:p>
          </table:table-cell>
          <table:table-cell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2"/>
          <table:table-cell office:value-type="string" calcext:value-type="string">
            <text:p>Correlation between overall quality and other categories</text:p>
          </table:table-cell>
          <table:table-cell table:number-columns-repeated="1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2"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  <table:table-cell office:value-type="string" calcext:value-type="string">
            <text:p>avg weight</text:p>
          </table:table-cell>
          <table:table-cell office:value-type="string" calcext:value-type="string">
            <text:p>avg weight mapped to [-1,1]</text:p>
          </table:table-cell>
          <table:table-cell table:number-columns-repeated="7"/>
        </table:table-row>
        <table:table-row table:style-name="ro1">
          <table:table-cell table:number-columns-repeated="22"/>
          <table:table-cell office:value-type="string" calcext:value-type="string">
            <text:p>Grammaticality</text:p>
          </table:table-cell>
          <table:table-cell office:value-type="float" office:value="0.37" calcext:value-type="float">
            <text:p>0.37</text:p>
          </table:table-cell>
          <table:table-cell office:value-type="float" office:value="3.02" calcext:value-type="float">
            <text:p>3.02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number-columns-repeated="22"/>
          <table:table-cell office:value-type="string" calcext:value-type="string">
            <text:p>Non-Redundancy</text:p>
          </table:table-cell>
          <table:table-cell office:value-type="float" office:value="0.3" calcext:value-type="float">
            <text:p>0.3</text:p>
          </table:table-cell>
          <table:table-cell office:value-type="float" office:value="3.22" calcext:value-type="float">
            <text:p>3.22</text:p>
          </table:table-cell>
          <table:table-cell office:value-type="float" office:value="0.11" calcext:value-type="float">
            <text:p>0.11</text:p>
          </table:table-cell>
          <table:table-cell table:number-columns-repeated="7"/>
        </table:table-row>
        <table:table-row table:style-name="ro1">
          <table:table-cell table:number-columns-repeated="22"/>
          <table:table-cell office:value-type="string" calcext:value-type="string">
            <text:p>Referential Clarity</text:p>
          </table:table-cell>
          <table:table-cell office:value-type="float" office:value="0.39" calcext:value-type="float">
            <text:p>0.39</text:p>
          </table:table-cell>
          <table:table-cell office:value-type="float" office:value="3.03" calcext:value-type="float">
            <text:p>3.03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 table:number-columns-repeated="22"/>
          <table:table-cell office:value-type="string" calcext:value-type="string">
            <text:p>Focus</text:p>
          </table:table-cell>
          <table:table-cell office:value-type="float" office:value="0.6" calcext:value-type="float">
            <text:p>0.6</text:p>
          </table:table-cell>
          <table:table-cell office:value-type="float" office:value="3.68" calcext:value-type="float">
            <text:p>3.6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of course not really mappable</text:p>
          </table:table-cell>
          <table:table-cell table:number-columns-repeated="5"/>
          <table:table-cell office:value-type="string" calcext:value-type="string">
            <text:p>Avg difference to the other systems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Structure</text:p>
          </table:table-cell>
          <table:table-cell office:value-type="float" office:value="0.57" calcext:value-type="float">
            <text:p>0.57</text:p>
          </table:table-cell>
          <table:table-cell office:value-type="float" office:value="3.18" calcext:value-type="float">
            <text:p>3.18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because Likert scale dfferent to correlation</text:p>
          </table:table-cell>
          <table:table-cell table:number-columns-repeated="4"/>
          <table:table-cell office:value-type="string" calcext:value-type="string">
            <text:p>Grammaticality</text:p>
          </table:table-cell>
          <table:table-cell table:formula="of:=ABS([.X9]-AVERAGE([.Y9:.AB9]))" office:value-type="float" office:value="0.447500000000001" calcext:value-type="float">
            <text:p>0.447500000000001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Coherence</text:p>
          </table:table-cell>
          <table:table-cell office:value-type="float" office:value="0.53" calcext:value-type="float">
            <text:p>0.53</text:p>
          </table:table-cell>
          <table:table-cell office:value-type="float" office:value="3.36" calcext:value-type="float">
            <text:p>3.36</text:p>
          </table:table-cell>
          <table:table-cell office:value-type="float" office:value="0.18" calcext:value-type="float">
            <text:p>0.18</text:p>
          </table:table-cell>
          <table:table-cell table:number-columns-repeated="5"/>
          <table:table-cell office:value-type="string" calcext:value-type="string">
            <text:p>Non-Redundancy</text:p>
          </table:table-cell>
          <table:table-cell table:formula="of:=ABS([.X10]-AVERAGE([.Y10:.AB10]))" office:value-type="float" office:value="0.2525" calcext:value-type="float">
            <text:p>0.252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Readability</text:p>
          </table:table-cell>
          <table:table-cell office:value-type="float" office:value="0.53" calcext:value-type="float">
            <text:p>0.53</text:p>
          </table:table-cell>
          <table:table-cell office:value-type="float" office:value="3.47" calcext:value-type="float">
            <text:p>3.47</text:p>
          </table:table-cell>
          <table:table-cell office:value-type="float" office:value="0.24" calcext:value-type="float">
            <text:p>0.24</text:p>
          </table:table-cell>
          <table:table-cell table:number-columns-repeated="5"/>
          <table:table-cell office:value-type="string" calcext:value-type="string">
            <text:p>Referential Clarity</text:p>
          </table:table-cell>
          <table:table-cell table:formula="of:=ABS([.X11]-AVERAGE([.Y11:.AB11]))" office:value-type="float" office:value="0.305" calcext:value-type="float">
            <text:p>0.305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0.75" calcext:value-type="float">
            <text:p>0.75</text:p>
          </table:table-cell>
          <table:table-cell office:value-type="float" office:value="4.14" calcext:value-type="float">
            <text:p>4.14</text:p>
          </table:table-cell>
          <table:table-cell office:value-type="float" office:value="0.57" calcext:value-type="float">
            <text:p>0.57</text:p>
          </table:table-cell>
          <table:table-cell table:number-columns-repeated="5"/>
          <table:table-cell office:value-type="string" calcext:value-type="string">
            <text:p>Focus</text:p>
          </table:table-cell>
          <table:table-cell table:formula="of:=ABS([.X12]-AVERAGE([.Y12:.AB12]))" office:value-type="float" office:value="0.3625" calcext:value-type="float">
            <text:p>0.362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Spelling</text:p>
          </table:table-cell>
          <table:table-cell office:value-type="float" office:value="0.25" calcext:value-type="float">
            <text:p>0.25</text:p>
          </table:table-cell>
          <table:table-cell office:value-type="float" office:value="2.61" calcext:value-type="float">
            <text:p>2.61</text:p>
          </table:table-cell>
          <table:table-cell office:value-type="float" office:value="-0.2" calcext:value-type="float">
            <text:p>-0.2</text:p>
          </table:table-cell>
          <table:table-cell table:number-columns-repeated="5"/>
          <table:table-cell office:value-type="string" calcext:value-type="string">
            <text:p>Structure</text:p>
          </table:table-cell>
          <table:table-cell table:formula="of:=ABS([.X13]-AVERAGE([.Y13:.AB13]))" office:value-type="float" office:value="0.2825" calcext:value-type="float">
            <text:p>0.282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Length</text:p>
          </table:table-cell>
          <table:table-cell office:value-type="float" office:value="0.46" calcext:value-type="float">
            <text:p>0.46</text:p>
          </table:table-cell>
          <table:table-cell office:value-type="float" office:value="2.93" calcext:value-type="float">
            <text:p>2.93</text:p>
          </table:table-cell>
          <table:table-cell office:value-type="float" office:value="-0.04" calcext:value-type="float">
            <text:p>-0.04</text:p>
          </table:table-cell>
          <table:table-cell table:number-columns-repeated="5"/>
          <table:table-cell office:value-type="string" calcext:value-type="string">
            <text:p>Coherence</text:p>
          </table:table-cell>
          <table:table-cell table:formula="of:=ABS([.X14]-AVERAGE([.Y14:.AB14]))" office:value-type="float" office:value="0.285" calcext:value-type="float">
            <text:p>0.28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own score</text:p>
          </table:table-cell>
          <table:table-cell office:value-type="float" office:value="0.64" calcext:value-type="float">
            <text:p>0.64</text:p>
          </table:table-cell>
          <table:table-cell table:number-columns-repeated="7"/>
          <table:table-cell office:value-type="string" calcext:value-type="string">
            <text:p>Readability</text:p>
          </table:table-cell>
          <table:table-cell table:formula="of:=ABS([.X15]-AVERAGE([.Y15:.AB15]))" office:value-type="float" office:value="0.370000000000001" calcext:value-type="float">
            <text:p>0.370000000000001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Information Content</text:p>
          </table:table-cell>
          <table:table-cell table:formula="of:=ABS([.X16]-AVERAGE([.Y16:.AB16]))" office:value-type="float" office:value="0.6675" calcext:value-type="float">
            <text:p>0.667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Correlation to Information Content</text:p>
          </table:table-cell>
          <table:table-cell table:number-columns-repeated="2"/>
          <table:table-cell office:value-type="string" calcext:value-type="string">
            <text:p>Correlation to Readability</text:p>
          </table:table-cell>
          <table:table-cell table:number-columns-repeated="2"/>
          <table:table-cell office:value-type="string" calcext:value-type="string">
            <text:p>Correlation to Structure</text:p>
          </table:table-cell>
          <table:table-cell table:number-columns-repeated="2"/>
          <table:table-cell office:value-type="string" calcext:value-type="string">
            <text:p>Spelling</text:p>
          </table:table-cell>
          <table:table-cell table:formula="of:=ABS([.X17]-AVERAGE([.Y17:.AB17]))" office:value-type="float" office:value="0.244999999999999" calcext:value-type="float">
            <text:p>0.244999999999999</text:p>
          </table:table-cell>
        </table:table-row>
        <table:table-row table:style-name="ro1">
          <table:table-cell table:number-columns-repeated="31"/>
          <table:table-cell office:value-type="string" calcext:value-type="string">
            <text:p>Length</text:p>
          </table:table-cell>
          <table:table-cell table:formula="of:=ABS([.X18]-AVERAGE([.Y18:.AB18]))" office:value-type="float" office:value="0.395" calcext:value-type="float">
            <text:p>0.39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  <table:table-cell/>
          <table:table-cell office:value-type="string" calcext:value-type="string">
            <text:p>Overall quality</text:p>
          </table:table-cell>
          <table:table-cell table:formula="of:=ABS([.X19]-AVERAGE([.Y19:.AB19]))" office:value-type="float" office:value="0.5475" calcext:value-type="float">
            <text:p>0.547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Grammaticality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Grammaticality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Grammaticality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Non-Redundancy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Non-Redundancy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Non-Redundancy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Referential Clarity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Referential Clarity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Referential Clarity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Focus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Focus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string" calcext:value-type="string">
            <text:p>Focus</text:p>
          </table:table-cell>
          <table:table-cell office:value-type="float" office:value="0.44" calcext:value-type="float">
            <text:p>0.44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Structure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Structure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Coherence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Coherence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Coherence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Readability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Readability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Spelling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Spelling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Spelling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Length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 table:number-rows-repeated="14">
          <table:table-cell table:number-columns-repeated="33"/>
        </table:table-row>
        <table:table-row table:style-name="ro1">
          <table:table-cell/>
          <table:table-cell office:value-type="string" calcext:value-type="string">
            <text:p>Group 1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Avg Score</text:p>
          </table:table-cell>
          <table:table-cell/>
          <table:table-cell office:value-type="string" calcext:value-type="string">
            <text:p>Standard Deviation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float" office:value="1001" calcext:value-type="float">
            <text:p>1001</text:p>
          </table:table-cell>
          <table:table-cell table:style-name="ce2" office:value-type="float" office:value="2.75" calcext:value-type="float">
            <text:p>2.75</text:p>
          </table:table-cell>
          <table:table-cell/>
          <table:table-cell table:formula="of:=AVERAGE([.C65:.C113])" office:value-type="float" office:value="2.74897959183673" calcext:value-type="float">
            <text:p>2.74897959183673</text:p>
          </table:table-cell>
          <table:table-cell/>
          <table:table-cell table:formula="of:=STDEV([.C65:.C113])" office:value-type="float" office:value="0.796312451496373" calcext:value-type="float">
            <text:p>0.796312451496373</text:p>
          </table:table-cell>
          <table:table-cell table:number-columns-repeated="26"/>
        </table:table-row>
        <table:table-row table:style-name="ro1">
          <table:table-cell/>
          <table:table-cell table:style-name="ce2" office:value-type="float" office:value="1002" calcext:value-type="float">
            <text:p>1002</text:p>
          </table:table-cell>
          <table:table-cell table:style-name="ce2" office:value-type="float" office:value="2.75" calcext:value-type="float">
            <text:p>2.75</text:p>
          </table:table-cell>
          <table:table-cell table:number-columns-repeated="9"/>
          <table:table-cell office:value-type="string" calcext:value-type="string">
            <text:p>Group 3</text:p>
          </table:table-cell>
          <table:table-cell office:value-type="string" calcext:value-type="string">
            <text:p>Avg overall</text:p>
          </table:table-cell>
          <table:table-cell office:value-type="string" calcext:value-type="string">
            <text:p>standard dev</text:p>
          </table:table-cell>
          <table:table-cell table:number-columns-repeated="2"/>
          <table:table-cell office:value-type="string" calcext:value-type="string">
            <text:p>Group 1</text:p>
          </table:table-cell>
          <table:table-cell office:value-type="string" calcext:value-type="string">
            <text:p>Group 3</text:p>
          </table:table-cell>
          <table:table-cell office:value-type="string" calcext:value-type="string">
            <text:p>Group 4</text:p>
          </table:table-cell>
          <table:table-cell office:value-type="string" calcext:value-type="string">
            <text:p>Group 5</text:p>
          </table:table-cell>
          <table:table-cell office:value-type="string" calcext:value-type="string">
            <text:p>Group 6</text:p>
          </table:table-cell>
          <table:table-cell office:value-type="string" calcext:value-type="string">
            <text:p>Baseline 1</text:p>
          </table:table-cell>
          <table:table-cell office:value-type="string" calcext:value-type="string">
            <text:p>Baseline 2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2.6" calcext:value-type="float">
            <text:p>2.6</text:p>
          </table:table-cell>
          <table:table-cell/>
          <table:table-cell office:value-type="string" calcext:value-type="string">
            <text:p>2.75+-00.80</text:p>
          </table:table-cell>
          <table:table-cell table:number-columns-repeated="8"/>
          <table:table-cell table:formula="of:=AVERAGE([.E93:.E141])" office:value-type="float" office:value="3.49081632653061" calcext:value-type="float">
            <text:p>3.49081632653061</text:p>
          </table:table-cell>
          <table:table-cell table:formula="of:=STDEV([.E93:.E141])" office:value-type="float" office:value="0.518579135453685" calcext:value-type="float">
            <text:p>0.518579135453685</text:p>
          </table:table-cell>
          <table:table-cell/>
          <table:table-cell office:value-type="string" calcext:value-type="string">
            <text:p>Avg overall</text:p>
          </table:table-cell>
          <table:table-cell table:formula="of:=AVERAGE([.C65:.C113])" office:value-type="float" office:value="2.74897959183673" calcext:value-type="float">
            <text:p>2.74897959183673</text:p>
          </table:table-cell>
          <table:table-cell table:formula="of:=AVERAGE([.E93:.E141])" office:value-type="float" office:value="3.49081632653061" calcext:value-type="float">
            <text:p>3.49081632653061</text:p>
          </table:table-cell>
          <table:table-cell table:formula="of:=AVERAGE([.G93:.G141])" office:value-type="float" office:value="3.29387755102041" calcext:value-type="float">
            <text:p>3.29387755102041</text:p>
          </table:table-cell>
          <table:table-cell table:formula="of:=AVERAGE([.I93:.I141])" office:value-type="float" office:value="3.26020408163265" calcext:value-type="float">
            <text:p>3.26020408163265</text:p>
          </table:table-cell>
          <table:table-cell table:formula="of:=AVERAGE([.K93:.K141])" office:value-type="float" office:value="3.15408163265306" calcext:value-type="float">
            <text:p>3.15408163265306</text:p>
          </table:table-cell>
          <table:table-cell table:formula="of:=AVERAGE([.M93:.M141])" office:value-type="float" office:value="2.00340136054422" calcext:value-type="float">
            <text:p>2.00340136054422</text:p>
          </table:table-cell>
          <table:table-cell table:formula="of:=AVERAGE([.O93:.O130])" office:value-type="float" office:value="2.84649122807018" calcext:value-type="float">
            <text:p>2.84649122807018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1004" calcext:value-type="float">
            <text:p>100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standard dev</text:p>
          </table:table-cell>
          <table:table-cell table:formula="of:=STDEV([.C65:.C113])" office:value-type="float" office:value="0.796312451496373" calcext:value-type="float">
            <text:p>0.796312451496373</text:p>
          </table:table-cell>
          <table:table-cell table:formula="of:=STDEV([.E93:.E141])" office:value-type="float" office:value="0.518579135453685" calcext:value-type="float">
            <text:p>0.518579135453685</text:p>
          </table:table-cell>
          <table:table-cell table:formula="of:=STDEV([.G93:.G141])" office:value-type="float" office:value="0.71717273699847" calcext:value-type="float">
            <text:p>0.71717273699847</text:p>
          </table:table-cell>
          <table:table-cell table:formula="of:=STDEV([.I93:.I141])" office:value-type="float" office:value="0.674998425294208" calcext:value-type="float">
            <text:p>0.674998425294208</text:p>
          </table:table-cell>
          <table:table-cell table:formula="of:=STDEV([.K93:.K141])" office:value-type="float" office:value="0.535591255713981" calcext:value-type="float">
            <text:p>0.535591255713981</text:p>
          </table:table-cell>
          <table:table-cell table:formula="of:=STDEV([.M93:.M141])" office:value-type="float" office:value="0.474451188702351" calcext:value-type="float">
            <text:p>0.474451188702351</text:p>
          </table:table-cell>
          <table:table-cell table:formula="of:=STDEV([.O93:.O130])" office:value-type="float" office:value="1.05008335072246" calcext:value-type="float">
            <text:p>1.05008335072246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1005" calcext:value-type="float">
            <text:p>1005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9"/>
          <table:table-cell office:value-type="string" calcext:value-type="string">
            <text:p>Group 4</text:p>
          </table:table-cell>
          <table:table-cell office:value-type="string" calcext:value-type="string">
            <text:p>Avg overall</text:p>
          </table:table-cell>
          <table:table-cell office:value-type="string" calcext:value-type="string">
            <text:p>standard dev</text:p>
          </table:table-cell>
          <table:table-cell table:number-columns-repeated="18"/>
        </table:table-row>
        <table:table-row table:style-name="ro1">
          <table:table-cell table:formula="of:=MIN([.C65:.C113])" office:value-type="float" office:value="1.5" calcext:value-type="float">
            <text:p>1.5</text:p>
          </table:table-cell>
          <table:table-cell table:style-name="ce2" office:value-type="float" office:value="1006" calcext:value-type="float">
            <text:p>1006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"/>
          <table:table-cell table:formula="of:=AVERAGE([.G93:.G141])" office:value-type="float" office:value="3.29387755102041" calcext:value-type="float">
            <text:p>3.29387755102041</text:p>
          </table:table-cell>
          <table:table-cell table:formula="of:=STDEV([.G93:.G141])" office:value-type="float" office:value="0.71717273699847" calcext:value-type="float">
            <text:p>0.71717273699847</text:p>
          </table:table-cell>
          <table:table-cell table:number-columns-repeated="18"/>
        </table:table-row>
        <table:table-row table:style-name="ro1">
          <table:table-cell table:formula="of:=MAX([.C65:.C113])" office:value-type="float" office:value="4.75" calcext:value-type="float">
            <text:p>4.75</text:p>
          </table:table-cell>
          <table:table-cell table:style-name="ce2" office:value-type="float" office:value="1007" calcext:value-type="float">
            <text:p>1007</text:p>
          </table:table-cell>
          <table:table-cell table:style-name="ce2" office:value-type="float" office:value="1.75" calcext:value-type="float">
            <text:p>1.7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08" calcext:value-type="float">
            <text:p>100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Group 5</text:p>
          </table:table-cell>
          <table:table-cell office:value-type="string" calcext:value-type="string">
            <text:p>Avg overall</text:p>
          </table:table-cell>
          <table:table-cell office:value-type="string" calcext:value-type="string">
            <text:p>standard dev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0" calcext:value-type="float">
            <text:p>1010</text:p>
          </table:table-cell>
          <table:table-cell table:style-name="ce2" office:value-type="float" office:value="2.75" calcext:value-type="float">
            <text:p>2.75</text:p>
          </table:table-cell>
          <table:table-cell table:number-columns-repeated="10"/>
          <table:table-cell table:formula="of:=AVERAGE([.I93:.I141])" office:value-type="float" office:value="3.26020408163265" calcext:value-type="float">
            <text:p>3.26020408163265</text:p>
          </table:table-cell>
          <table:table-cell table:formula="of:=STDEV([.I93:.I141])" office:value-type="float" office:value="0.674998425294208" calcext:value-type="float">
            <text:p>0.674998425294208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1" calcext:value-type="float">
            <text:p>1011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12" calcext:value-type="float">
            <text:p>101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Group 6</text:p>
          </table:table-cell>
          <table:table-cell office:value-type="string" calcext:value-type="string">
            <text:p>Avg overall</text:p>
          </table:table-cell>
          <table:table-cell office:value-type="string" calcext:value-type="string">
            <text:p>standard dev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3" calcext:value-type="float">
            <text:p>101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"/>
          <table:table-cell table:formula="of:=AVERAGE([.K93:.K141])" office:value-type="float" office:value="3.15408163265306" calcext:value-type="float">
            <text:p>3.15408163265306</text:p>
          </table:table-cell>
          <table:table-cell table:formula="of:=STDEV([.K93:.K141])" office:value-type="float" office:value="0.535591255713981" calcext:value-type="float">
            <text:p>0.535591255713981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4" calcext:value-type="float">
            <text:p>1014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3.25" calcext:value-type="float">
            <text:p>3.25</text:p>
          </table:table-cell>
          <table:table-cell table:number-columns-repeated="9"/>
          <table:table-cell office:value-type="string" calcext:value-type="string">
            <text:p>Baseline 1</text:p>
          </table:table-cell>
          <table:table-cell office:value-type="string" calcext:value-type="string">
            <text:p>Avg overall</text:p>
          </table:table-cell>
          <table:table-cell office:value-type="string" calcext:value-type="string">
            <text:p>standard dev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"/>
          <table:table-cell table:formula="of:=AVERAGE([.M93:.M141])" office:value-type="float" office:value="2.00340136054422" calcext:value-type="float">
            <text:p>2.00340136054422</text:p>
          </table:table-cell>
          <table:table-cell table:formula="of:=STDEV([.M93:.M141])" office:value-type="float" office:value="0.474451188702351" calcext:value-type="float">
            <text:p>0.474451188702351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7" calcext:value-type="float">
            <text:p>1017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18" calcext:value-type="float">
            <text:p>1018</text:p>
          </table:table-cell>
          <table:table-cell table:style-name="ce2" office:value-type="float" office:value="3.25" calcext:value-type="float">
            <text:p>3.25</text:p>
          </table:table-cell>
          <table:table-cell table:number-columns-repeated="9"/>
          <table:table-cell office:value-type="string" calcext:value-type="string">
            <text:p>Baseline 2</text:p>
          </table:table-cell>
          <table:table-cell office:value-type="string" calcext:value-type="string">
            <text:p>Avg overall</text:p>
          </table:table-cell>
          <table:table-cell office:value-type="string" calcext:value-type="string">
            <text:p>standard dev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19" calcext:value-type="float">
            <text:p>1019</text:p>
          </table:table-cell>
          <table:table-cell table:style-name="ce2" office:value-type="float" office:value="1.75" calcext:value-type="float">
            <text:p>1.75</text:p>
          </table:table-cell>
          <table:table-cell table:number-columns-repeated="10"/>
          <table:table-cell table:formula="of:=AVERAGE([.O93:.O130])" office:value-type="float" office:value="2.84649122807018" calcext:value-type="float">
            <text:p>2.84649122807018</text:p>
          </table:table-cell>
          <table:table-cell table:formula="of:=STDEV([.O93:.O130])" office:value-type="float" office:value="1.05008335072246" calcext:value-type="float">
            <text:p>1.05008335072246</text:p>
          </table:table-cell>
          <table:table-cell table:formula="of:=COUNT([.O93:.O130])" office:value-type="float" office:value="38" calcext:value-type="float">
            <text:p>38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1.75" calcext:value-type="float">
            <text:p>1.7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21" calcext:value-type="float">
            <text:p>1021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22" calcext:value-type="float">
            <text:p>1022</text:p>
          </table:table-cell>
          <table:table-cell table:style-name="ce2" office:value-type="float" office:value="4.25" calcext:value-type="float">
            <text:p>4.2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23" calcext:value-type="float">
            <text:p>1023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.75" calcext:value-type="float">
            <text:p>2.7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25" calcext:value-type="float">
            <text:p>1025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1.75" calcext:value-type="float">
            <text:p>1.7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28" calcext:value-type="float">
            <text:p>1028</text:p>
          </table:table-cell>
          <table:table-cell table:style-name="ce2" office:value-type="float" office:value="1.5" calcext:value-type="float">
            <text:p>1.5</text:p>
          </table:table-cell>
          <table:table-cell/>
          <table:table-cell office:value-type="string" calcext:value-type="string">
            <text:p>Group 3</text:p>
          </table:table-cell>
          <table:table-cell/>
          <table:table-cell office:value-type="string" calcext:value-type="string">
            <text:p>Group 4</text:p>
          </table:table-cell>
          <table:table-cell/>
          <table:table-cell office:value-type="string" calcext:value-type="string">
            <text:p>Group 5</text:p>
          </table:table-cell>
          <table:table-cell/>
          <table:table-cell office:value-type="string" calcext:value-type="string">
            <text:p>Group 6</text:p>
          </table:table-cell>
          <table:table-cell/>
          <table:table-cell office:value-type="string" calcext:value-type="string">
            <text:p>Baseline 1</text:p>
          </table:table-cell>
          <table:table-cell/>
          <table:table-cell office:value-type="string" calcext:value-type="string">
            <text:p>Baseline 2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29" calcext:value-type="float">
            <text:p>1029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30"/>
        </table:table-row>
        <table:table-row table:style-name="ro1">
          <table:table-cell/>
          <table:table-cell table:style-name="ce2" office:value-type="float" office:value="1030" calcext:value-type="float">
            <text:p>1030</text:p>
          </table:table-cell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.4" calcext:value-type="float">
            <text:p>4.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1" calcext:value-type="float">
            <text:p>103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33333333333333" calcext:value-type="float">
            <text:p>2.3333333333333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2.2" calcext:value-type="float">
            <text:p>2.2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3.33333333333333" calcext:value-type="float">
            <text:p>3.33333333333333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3" calcext:value-type="float">
            <text:p>1033</text:p>
          </table:table-cell>
          <table:table-cell table:style-name="ce2" office:value-type="float" office:value="2.25" calcext:value-type="float">
            <text:p>2.25</text:p>
          </table:table-cell>
          <table:table-cell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4.5" calcext:value-type="float">
            <text:p>4.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4.66666666666667" calcext:value-type="float">
            <text:p>4.66666666666667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4" calcext:value-type="float">
            <text:p>1034</text:p>
          </table:table-cell>
          <table:table-cell table:style-name="ce2" office:value-type="float" office:value="2.25" calcext:value-type="float">
            <text:p>2.2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25" calcext:value-type="float">
            <text:p>2.25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5" calcext:value-type="float">
            <text:p>1035</text:p>
          </table:table-cell>
          <table:table-cell table:style-name="ce2" office:value-type="float" office:value="4.5" calcext:value-type="float">
            <text:p>4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6" calcext:value-type="float">
            <text:p>1036</text:p>
          </table:table-cell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3.6" calcext:value-type="float">
            <text:p>3.6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4.75" calcext:value-type="float">
            <text:p>4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4.66666666666667" calcext:value-type="float">
            <text:p>4.66666666666667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7" calcext:value-type="float">
            <text:p>1037</text:p>
          </table:table-cell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25" calcext:value-type="float">
            <text:p>2.2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8" calcext:value-type="float">
            <text:p>1038</text:p>
          </table:table-cell>
          <table:table-cell table:style-name="ce2" office:value-type="float" office:value="4.5" calcext:value-type="float">
            <text:p>4.5</text:p>
          </table:table-cell>
          <table:table-cell/>
          <table:table-cell table:style-name="ce2" office:value-type="float" office:value="3.6" calcext:value-type="float">
            <text:p>3.6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.66666666666667" calcext:value-type="float">
            <text:p>2.66666666666667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39" calcext:value-type="float">
            <text:p>103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66666666666667" calcext:value-type="float">
            <text:p>2.66666666666667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1" calcext:value-type="float">
            <text:p>104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6" calcext:value-type="float">
            <text:p>3.6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2" calcext:value-type="float">
            <text:p>104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3" calcext:value-type="float">
            <text:p>1043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8" calcext:value-type="float">
            <text:p>2.8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5" calcext:value-type="float">
            <text:p>1045</text:p>
          </table:table-cell>
          <table:table-cell table:style-name="ce2" office:value-type="float" office:value="2.8" calcext:value-type="float">
            <text:p>2.8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6" calcext:value-type="float">
            <text:p>1046</text:p>
          </table:table-cell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7" calcext:value-type="float">
            <text:p>1047</text:p>
          </table:table-cell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25" calcext:value-type="float">
            <text:p>2.25</text:p>
          </table:table-cell>
          <table:table-cell/>
          <table:table-cell table:style-name="ce2" office:value-type="float" office:value="1.8" calcext:value-type="float">
            <text:p>1.8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2.33333333333333" calcext:value-type="float">
            <text:p>2.33333333333333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8" calcext:value-type="float">
            <text:p>1048</text:p>
          </table:table-cell>
          <table:table-cell table:style-name="ce2" office:value-type="float" office:value="4.75" calcext:value-type="float">
            <text:p>4.7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8" calcext:value-type="float">
            <text:p>3.8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/>
          <table:table-cell table:style-name="ce2" office:value-type="float" office:value="2.66666666666667" calcext:value-type="float">
            <text:p>2.66666666666667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float" office:value="1050" calcext:value-type="float">
            <text:p>1050</text:p>
          </table:table-cell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33333333333333" calcext:value-type="float">
            <text:p>2.33333333333333</text:p>
          </table:table-cell>
          <table:table-cell/>
          <table:table-cell table:style-name="ce2" office:value-type="float" office:value="4.66666666666667" calcext:value-type="float">
            <text:p>4.66666666666667</text:p>
          </table:table-cell>
          <table:table-cell table:number-columns-repeated="18"/>
        </table:table-row>
        <table:table-row table:style-name="ro1">
          <table:table-cell/>
          <table:table-cell table:style-name="ce3" table:number-columns-repeated="2"/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1.75" calcext:value-type="float">
            <text:p>1.7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8" calcext:value-type="float">
            <text:p>2.8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4.5" calcext:value-type="float">
            <text:p>4.5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25" calcext:value-type="float">
            <text:p>2.2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2" calcext:value-type="float">
            <text:p>3.2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8" calcext:value-type="float">
            <text:p>3.8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66666666666667" calcext:value-type="float">
            <text:p>2.6666666666666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2" calcext:value-type="float">
            <text:p>2.2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/>
          <table:table-cell table:style-name="ce2" office:value-type="float" office:value="3.33333333333333" calcext:value-type="float">
            <text:p>3.3333333333333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8" calcext:value-type="float">
            <text:p>3.8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4.5" calcext:value-type="float">
            <text:p>4.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66666666666667" calcext:value-type="float">
            <text:p>2.66666666666667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4" calcext:value-type="float">
            <text:p>2.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4" calcext:value-type="float">
            <text:p>2.4</text:p>
          </table:table-cell>
          <table:table-cell/>
          <table:table-cell table:style-name="ce2" office:value-type="float" office:value="1.5" calcext:value-type="float">
            <text:p>1.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8" calcext:value-type="float">
            <text:p>3.8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33333333333333" calcext:value-type="float">
            <text:p>2.33333333333333</text:p>
          </table:table-cell>
          <table:table-cell/>
          <table:table-cell table:style-name="ce2" office:value-type="float" office:value="3.66666666666667" calcext:value-type="float">
            <text:p>3.6666666666666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2" calcext:value-type="float">
            <text:p>3.2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2.8" calcext:value-type="float">
            <text:p>2.8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3.33333333333333" calcext:value-type="float">
            <text:p>3.3333333333333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3.6" calcext:value-type="float">
            <text:p>3.6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33333333333333" calcext:value-type="float">
            <text:p>3.3333333333333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/>
          <table:table-cell table:style-name="ce3"/>
          <table:table-cell table:number-columns-repeated="18"/>
        </table:table-row>
        <table:table-row table:style-name="ro1">
          <table:table-cell table:number-columns-repeated="4"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1.33333333333333" calcext:value-type="float">
            <text:p>1.33333333333333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4" calcext:value-type="float">
            <text:p>3.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1.75" calcext:value-type="float">
            <text:p>1.7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4.75" calcext:value-type="float">
            <text:p>4.75</text:p>
          </table:table-cell>
          <table:table-cell/>
          <table:table-cell table:style-name="ce2" office:value-type="float" office:value="2.6" calcext:value-type="float">
            <text:p>2.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4.25" calcext:value-type="float">
            <text:p>4.25</text:p>
          </table:table-cell>
          <table:table-cell/>
          <table:table-cell table:style-name="ce2" office:value-type="float" office:value="2.33333333333333" calcext:value-type="float">
            <text:p>2.33333333333333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2.75" calcext:value-type="float">
            <text:p>2.75</text:p>
          </table:table-cell>
          <table:table-cell/>
          <table:table-cell table:style-name="ce2" office:value-type="float" office:value="1.75" calcext:value-type="float">
            <text:p>1.7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1.66666666666667" calcext:value-type="float">
            <text:p>1.66666666666667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3.75" calcext:value-type="float">
            <text:p>3.75</text:p>
          </table:table-cell>
          <table:table-cell/>
          <table:table-cell table:style-name="ce2" office:value-type="float" office:value="3.25" calcext:value-type="float">
            <text:p>3.25</text:p>
          </table:table-cell>
          <table:table-cell/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3.4" calcext:value-type="float">
            <text:p>3.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/00/0000</text:date>, <text:time style:data-style-name="N2" text:time-value="20:55:21.832826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21:12:00.711647178</meta:creation-date>
    <meta:generator>LibreOffice/5.4.7.2$Linux_X86_64 LibreOffice_project/40m0$Build-2</meta:generator>
    <dc:date>2018-08-06T23:18:35.459665093</dc:date>
    <meta:editing-duration>P1DT7H55M19S</meta:editing-duration>
    <meta:editing-cycles>73</meta:editing-cycles>
    <meta:document-statistic meta:table-count="1" meta:cell-count="794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479cm" svg:y="3.955cm" style:legend-expansion="high" chart:style-name="ch2"/>
        <chart:plot-area chart:style-name="ch3" table:cell-range-address="Sheet1.G9:Sheet1.I18 Sheet1.H8:Sheet1.I8" chart:data-source-has-labels="both" svg:x="0.319cm" svg:y="0.18cm" svg:width="10.841cm" svg:height="8.646cm">
          <chartooo:coordinate-region svg:x="1.387cm" svg:y="0.18cm" svg:width="8.65cm" svg:height="5.466cm"/>
          <chart:axis chart:dimension="x" chart:name="primary-x" chart:style-name="ch4" chartooo:axis-type="auto">
            <chartooo:date-scale/>
            <chart:categories table:cell-range-address="Sheet1.G9:Sheet1.G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9:Sheet1.H18" chart:label-cell-address="Sheet1.H8:Sheet1.H8" chart:class="chart:line">
            <chart:data-point chart:repeated="10"/>
          </chart:series>
          <chart:series chart:style-name="ch7" chart:values-cell-range-address="Sheet1.I9:Sheet1.I18" chart:label-cell-address="Sheet1.I8:Sheet1.I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 Avg Score</text:p>
                <draw:g>
                  <svg:desc>Sheet1.H8:Sheet1.H8</svg:desc>
                </draw:g>
              </table:table-cell>
              <table:table-cell office:value-type="string">
                <text:p>Group 5 Avg Score</text:p>
                <draw:g>
                  <svg:desc>Sheet1.I8:Sheet1.I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mmaticality</text:p>
                <draw:g>
                  <svg:desc>Sheet1.G9:Sheet1.G18</svg:desc>
                </draw:g>
              </table:table-cell>
              <table:table-cell office:value-type="float" office:value="3.76">
                <text:p>3.76</text:p>
                <draw:g>
                  <svg:desc>Sheet1.H9:Sheet1.H18</svg:desc>
                </draw:g>
              </table:table-cell>
              <table:table-cell office:value-type="float" office:value="4.14">
                <text:p>4.14</text:p>
                <draw:g>
                  <svg:desc>Sheet1.I9:Sheet1.I18</svg:desc>
                </draw:g>
              </table:table-cell>
            </table:table-row>
            <table:table-row>
              <table:table-cell office:value-type="string">
                <text:p>Non-Redundancy</text:p>
              </table:table-cell>
              <table:table-cell office:value-type="float" office:value="3.85">
                <text:p>3.8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Referential Clarity</text:p>
              </table:table-cell>
              <table:table-cell office:value-type="float" office:value="3.44">
                <text:p>3.4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3.14">
                <text:p>3.14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2.86">
                <text:p>2.86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Coherence</text:p>
              </table:table-cell>
              <table:table-cell office:value-type="float" office:value="2.88">
                <text:p>2.8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Readability</text:p>
              </table:table-cell>
              <table:table-cell office:value-type="float" office:value="3.26">
                <text:p>3.2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Information Content</text:p>
              </table:table-cell>
              <table:table-cell office:value-type="float" office:value="2.9">
                <text:p>2.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Spelling</text:p>
              </table:table-cell>
              <table:table-cell office:value-type="float" office:value="4.16">
                <text:p>4.16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3.29">
                <text:p>3.29</text:p>
              </table:table-cell>
              <table:table-cell office:value-type="float" office:value="3.37">
                <text:p>3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4.201cm" style:legend-expansion="high" chart:style-name="ch2"/>
        <chart:plot-area chart:style-name="ch3" table:cell-range-address="Sheet1.D9:Sheet1.E18 Sheet1.E8:Sheet1.E8" chart:data-source-has-labels="both" svg:x="0.32cm" svg:y="0.18cm" svg:width="12.885cm" svg:height="8.64cm">
          <chartooo:coordinate-region svg:x="1.767cm" svg:y="0.18cm" svg:width="11.438cm" svg:height="5.46cm"/>
          <chart:axis chart:dimension="x" chart:name="primary-x" chart:style-name="ch4" chartooo:axis-type="auto">
            <chartooo:date-scale/>
            <chart:categories table:cell-range-address="Sheet1.D9:Sheet1.D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9:Sheet1.E18" chart:label-cell-address="Sheet1.E8:Sheet1.E8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Score</text:p>
                <draw:g>
                  <svg:desc>Sheet1.E8:Sheet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mmaticality</text:p>
                <draw:g>
                  <svg:desc>Sheet1.D9:Sheet1.D18</svg:desc>
                </draw:g>
              </table:table-cell>
              <table:table-cell office:value-type="float" office:value="3.76">
                <text:p>3.76</text:p>
                <draw:g>
                  <svg:desc>Sheet1.E9:Sheet1.E18</svg:desc>
                </draw:g>
              </table:table-cell>
            </table:table-row>
            <table:table-row>
              <table:table-cell office:value-type="string">
                <text:p>Non-Redundancy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Referential Clarity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Coherence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Readability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Information Content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Spelling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3.29">
                <text:p>3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chart-properties chart:solid-type="cuboid"/>
      <style:graphic-properties draw:fill-color="#00cc33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chart-properties chart:solid-type="cuboid"/>
      <style:graphic-properties draw:fill-color="#66996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4.201cm" style:legend-expansion="high" chart:style-name="ch2"/>
        <chart:plot-area chart:style-name="ch3" table:cell-range-address="Sheet1.K9:Sheet1.L13 Sheet1.L8:Sheet1.L8" chart:data-source-has-labels="both" svg:x="0.32cm" svg:y="0.18cm" svg:width="11.536cm" svg:height="8.64cm">
          <chartooo:coordinate-region svg:x="1.1cm" svg:y="0.379cm" svg:width="10.756cm" svg:height="7.794cm"/>
          <chart:axis chart:dimension="x" chart:name="primary-x" chart:style-name="ch4" chartooo:axis-type="auto">
            <chartooo:date-scale/>
            <chart:categories table:cell-range-address="Sheet1.K9:Sheet1.K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9:Sheet1.L13" chart:label-cell-address="Sheet1.L8:Sheet1.L8" chart:class="chart:bar">
            <chart:data-point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Overall Score</text:p>
                <draw:g>
                  <svg:desc>Sheet1.L8:Sheet1.L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9:Sheet1.K13</svg:desc>
                </draw:g>
              </table:table-cell>
              <table:table-cell office:value-type="float" office:value="2.75">
                <text:p>2.75</text:p>
                <draw:g>
                  <svg:desc>Sheet1.L9:Sheet1.L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14">
                <text:p>3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3.952cm" style:legend-expansion="high" chart:style-name="ch2"/>
        <chart:plot-area chart:style-name="ch3" table:cell-range-address="Sheet1.N9:Sheet1.P13 Sheet1.O8:Sheet1.P8" chart:data-source-has-labels="both" svg:x="0.32cm" svg:y="0.18cm" svg:width="11.536cm" svg:height="8.64cm">
          <chartooo:coordinate-region svg:x="1.1cm" svg:y="0.379cm" svg:width="10.756cm" svg:height="7.794cm"/>
          <chart:axis chart:dimension="x" chart:name="primary-x" chart:style-name="ch4" chartooo:axis-type="auto">
            <chartooo:date-scale/>
            <chart:categories table:cell-range-address="Sheet1.N9:Sheet1.N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9:Sheet1.O13" chart:label-cell-address="Sheet1.O8:Sheet1.O8" chart:class="chart:bar">
            <chart:data-point chart:repeated="5"/>
          </chart:series>
          <chart:series chart:style-name="ch8" chart:values-cell-range-address="Sheet1.P9:Sheet1.P13" chart:label-cell-address="Sheet1.P8:Sheet1.P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Overall Score</text:p>
                <draw:g>
                  <svg:desc>Sheet1.O8:Sheet1.O8</svg:desc>
                </draw:g>
              </table:table-cell>
              <table:table-cell office:value-type="string">
                <text:p>Own Score</text:p>
                <draw:g>
                  <svg:desc>Sheet1.P8:Sheet1.P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N9:Sheet1.N13</svg:desc>
                </draw:g>
              </table:table-cell>
              <table:table-cell office:value-type="float" office:value="2.75">
                <text:p>2.75</text:p>
                <draw:g>
                  <svg:desc>Sheet1.O9:Sheet1.O13</svg:desc>
                </draw:g>
              </table:table-cell>
              <table:table-cell office:value-type="float" office:value="2.86">
                <text:p>2.86</text:p>
                <draw:g>
                  <svg:desc>Sheet1.P9:Sheet1.P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9">
                <text:p>3.4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">
                <text:p>3.3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26">
                <text:p>3.2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14">
                <text:p>3.14</text:p>
              </table:table-cell>
              <table:table-cell office:value-type="float" office:value="3.57">
                <text:p>3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legend chart:legend-position="end" svg:x="11.605cm" svg:y="0.219cm" style:legend-expansion="high" chart:style-name="ch2"/>
        <chart:plot-area chart:style-name="ch3" table:cell-range-address="Sheet1.B65:Sheet1.C113" chart:data-source-has-labels="column" svg:x="0.319cm" svg:y="0.18cm" svg:width="10.967cm" svg:height="8.645cm">
          <chartooo:coordinate-region svg:x="1.099cm" svg:y="0.379cm" svg:width="10.187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5:Sheet1.C65" chart:label-cell-address="Sheet1.B65:Sheet1.B65" chart:class="chart:bar">
            <chart:data-point/>
          </chart:series>
          <chart:series chart:style-name="ch8" chart:values-cell-range-address="Sheet1.C66:Sheet1.C66" chart:label-cell-address="Sheet1.B66:Sheet1.B66" chart:class="chart:bar">
            <chart:data-point/>
          </chart:series>
          <chart:series chart:style-name="ch9" chart:values-cell-range-address="Sheet1.C67:Sheet1.C67" chart:label-cell-address="Sheet1.B67:Sheet1.B67" chart:class="chart:bar">
            <chart:data-point/>
          </chart:series>
          <chart:series chart:style-name="ch10" chart:values-cell-range-address="Sheet1.C68:Sheet1.C68" chart:label-cell-address="Sheet1.B68:Sheet1.B68" chart:class="chart:bar">
            <chart:data-point/>
          </chart:series>
          <chart:series chart:style-name="ch11" chart:values-cell-range-address="Sheet1.C69:Sheet1.C69" chart:label-cell-address="Sheet1.B69:Sheet1.B69" chart:class="chart:bar">
            <chart:data-point/>
          </chart:series>
          <chart:series chart:style-name="ch12" chart:values-cell-range-address="Sheet1.C70:Sheet1.C70" chart:label-cell-address="Sheet1.B70:Sheet1.B70" chart:class="chart:bar">
            <chart:data-point/>
          </chart:series>
          <chart:series chart:style-name="ch13" chart:values-cell-range-address="Sheet1.C71:Sheet1.C71" chart:label-cell-address="Sheet1.B71:Sheet1.B71" chart:class="chart:bar">
            <chart:data-point/>
          </chart:series>
          <chart:series chart:style-name="ch14" chart:values-cell-range-address="Sheet1.C72:Sheet1.C72" chart:label-cell-address="Sheet1.B72:Sheet1.B72" chart:class="chart:bar">
            <chart:data-point/>
          </chart:series>
          <chart:series chart:style-name="ch15" chart:values-cell-range-address="Sheet1.C73:Sheet1.C73" chart:label-cell-address="Sheet1.B73:Sheet1.B73" chart:class="chart:bar">
            <chart:data-point/>
          </chart:series>
          <chart:series chart:style-name="ch16" chart:values-cell-range-address="Sheet1.C74:Sheet1.C74" chart:label-cell-address="Sheet1.B74:Sheet1.B74" chart:class="chart:bar">
            <chart:data-point/>
          </chart:series>
          <chart:series chart:style-name="ch17" chart:values-cell-range-address="Sheet1.C75:Sheet1.C75" chart:label-cell-address="Sheet1.B75:Sheet1.B75" chart:class="chart:bar">
            <chart:data-point/>
          </chart:series>
          <chart:series chart:style-name="ch18" chart:values-cell-range-address="Sheet1.C76:Sheet1.C76" chart:label-cell-address="Sheet1.B76:Sheet1.B76" chart:class="chart:bar">
            <chart:data-point/>
          </chart:series>
          <chart:series chart:style-name="ch7" chart:values-cell-range-address="Sheet1.C77:Sheet1.C77" chart:label-cell-address="Sheet1.B77:Sheet1.B77" chart:class="chart:bar">
            <chart:data-point/>
          </chart:series>
          <chart:series chart:style-name="ch8" chart:values-cell-range-address="Sheet1.C78:Sheet1.C78" chart:label-cell-address="Sheet1.B78:Sheet1.B78" chart:class="chart:bar">
            <chart:data-point/>
          </chart:series>
          <chart:series chart:style-name="ch9" chart:values-cell-range-address="Sheet1.C79:Sheet1.C79" chart:label-cell-address="Sheet1.B79:Sheet1.B79" chart:class="chart:bar">
            <chart:data-point/>
          </chart:series>
          <chart:series chart:style-name="ch10" chart:values-cell-range-address="Sheet1.C80:Sheet1.C80" chart:label-cell-address="Sheet1.B80:Sheet1.B80" chart:class="chart:bar">
            <chart:data-point/>
          </chart:series>
          <chart:series chart:style-name="ch11" chart:values-cell-range-address="Sheet1.C81:Sheet1.C81" chart:label-cell-address="Sheet1.B81:Sheet1.B81" chart:class="chart:bar">
            <chart:data-point/>
          </chart:series>
          <chart:series chart:style-name="ch12" chart:values-cell-range-address="Sheet1.C82:Sheet1.C82" chart:label-cell-address="Sheet1.B82:Sheet1.B82" chart:class="chart:bar">
            <chart:data-point/>
          </chart:series>
          <chart:series chart:style-name="ch13" chart:values-cell-range-address="Sheet1.C83:Sheet1.C83" chart:label-cell-address="Sheet1.B83:Sheet1.B83" chart:class="chart:bar">
            <chart:data-point/>
          </chart:series>
          <chart:series chart:style-name="ch14" chart:values-cell-range-address="Sheet1.C84:Sheet1.C84" chart:label-cell-address="Sheet1.B84:Sheet1.B84" chart:class="chart:bar">
            <chart:data-point/>
          </chart:series>
          <chart:series chart:style-name="ch15" chart:values-cell-range-address="Sheet1.C85:Sheet1.C85" chart:label-cell-address="Sheet1.B85:Sheet1.B85" chart:class="chart:bar">
            <chart:data-point/>
          </chart:series>
          <chart:series chart:style-name="ch16" chart:values-cell-range-address="Sheet1.C86:Sheet1.C86" chart:label-cell-address="Sheet1.B86:Sheet1.B86" chart:class="chart:bar">
            <chart:data-point/>
          </chart:series>
          <chart:series chart:style-name="ch17" chart:values-cell-range-address="Sheet1.C87:Sheet1.C87" chart:label-cell-address="Sheet1.B87:Sheet1.B87" chart:class="chart:bar">
            <chart:data-point/>
          </chart:series>
          <chart:series chart:style-name="ch18" chart:values-cell-range-address="Sheet1.C88:Sheet1.C88" chart:label-cell-address="Sheet1.B88:Sheet1.B88" chart:class="chart:bar">
            <chart:data-point/>
          </chart:series>
          <chart:series chart:style-name="ch7" chart:values-cell-range-address="Sheet1.C89:Sheet1.C89" chart:label-cell-address="Sheet1.B89:Sheet1.B89" chart:class="chart:bar">
            <chart:data-point/>
          </chart:series>
          <chart:series chart:style-name="ch8" chart:values-cell-range-address="Sheet1.C90:Sheet1.C90" chart:label-cell-address="Sheet1.B90:Sheet1.B90" chart:class="chart:bar">
            <chart:data-point/>
          </chart:series>
          <chart:series chart:style-name="ch9" chart:values-cell-range-address="Sheet1.C91:Sheet1.C91" chart:label-cell-address="Sheet1.B91:Sheet1.B91" chart:class="chart:bar">
            <chart:data-point/>
          </chart:series>
          <chart:series chart:style-name="ch10" chart:values-cell-range-address="Sheet1.C92:Sheet1.C92" chart:label-cell-address="Sheet1.B92:Sheet1.B92" chart:class="chart:bar">
            <chart:data-point/>
          </chart:series>
          <chart:series chart:style-name="ch11" chart:values-cell-range-address="Sheet1.C93:Sheet1.C93" chart:label-cell-address="Sheet1.B93:Sheet1.B93" chart:class="chart:bar">
            <chart:data-point/>
          </chart:series>
          <chart:series chart:style-name="ch12" chart:values-cell-range-address="Sheet1.C94:Sheet1.C94" chart:label-cell-address="Sheet1.B94:Sheet1.B94" chart:class="chart:bar">
            <chart:data-point/>
          </chart:series>
          <chart:series chart:style-name="ch13" chart:values-cell-range-address="Sheet1.C95:Sheet1.C95" chart:label-cell-address="Sheet1.B95:Sheet1.B95" chart:class="chart:bar">
            <chart:data-point/>
          </chart:series>
          <chart:series chart:style-name="ch14" chart:values-cell-range-address="Sheet1.C96:Sheet1.C96" chart:label-cell-address="Sheet1.B96:Sheet1.B96" chart:class="chart:bar">
            <chart:data-point/>
          </chart:series>
          <chart:series chart:style-name="ch15" chart:values-cell-range-address="Sheet1.C97:Sheet1.C97" chart:label-cell-address="Sheet1.B97:Sheet1.B97" chart:class="chart:bar">
            <chart:data-point/>
          </chart:series>
          <chart:series chart:style-name="ch16" chart:values-cell-range-address="Sheet1.C98:Sheet1.C98" chart:label-cell-address="Sheet1.B98:Sheet1.B98" chart:class="chart:bar">
            <chart:data-point/>
          </chart:series>
          <chart:series chart:style-name="ch17" chart:values-cell-range-address="Sheet1.C99:Sheet1.C99" chart:label-cell-address="Sheet1.B99:Sheet1.B99" chart:class="chart:bar">
            <chart:data-point/>
          </chart:series>
          <chart:series chart:style-name="ch18" chart:values-cell-range-address="Sheet1.C100:Sheet1.C100" chart:label-cell-address="Sheet1.B100:Sheet1.B100" chart:class="chart:bar">
            <chart:data-point/>
          </chart:series>
          <chart:series chart:style-name="ch7" chart:values-cell-range-address="Sheet1.C101:Sheet1.C101" chart:label-cell-address="Sheet1.B101:Sheet1.B101" chart:class="chart:bar">
            <chart:data-point/>
          </chart:series>
          <chart:series chart:style-name="ch8" chart:values-cell-range-address="Sheet1.C102:Sheet1.C102" chart:label-cell-address="Sheet1.B102:Sheet1.B102" chart:class="chart:bar">
            <chart:data-point/>
          </chart:series>
          <chart:series chart:style-name="ch9" chart:values-cell-range-address="Sheet1.C103:Sheet1.C103" chart:label-cell-address="Sheet1.B103:Sheet1.B103" chart:class="chart:bar">
            <chart:data-point/>
          </chart:series>
          <chart:series chart:style-name="ch10" chart:values-cell-range-address="Sheet1.C104:Sheet1.C104" chart:label-cell-address="Sheet1.B104:Sheet1.B104" chart:class="chart:bar">
            <chart:data-point/>
          </chart:series>
          <chart:series chart:style-name="ch11" chart:values-cell-range-address="Sheet1.C105:Sheet1.C105" chart:label-cell-address="Sheet1.B105:Sheet1.B105" chart:class="chart:bar">
            <chart:data-point/>
          </chart:series>
          <chart:series chart:style-name="ch12" chart:values-cell-range-address="Sheet1.C106:Sheet1.C106" chart:label-cell-address="Sheet1.B106:Sheet1.B106" chart:class="chart:bar">
            <chart:data-point/>
          </chart:series>
          <chart:series chart:style-name="ch13" chart:values-cell-range-address="Sheet1.C107:Sheet1.C107" chart:label-cell-address="Sheet1.B107:Sheet1.B107" chart:class="chart:bar">
            <chart:data-point/>
          </chart:series>
          <chart:series chart:style-name="ch14" chart:values-cell-range-address="Sheet1.C108:Sheet1.C108" chart:label-cell-address="Sheet1.B108:Sheet1.B108" chart:class="chart:bar">
            <chart:data-point/>
          </chart:series>
          <chart:series chart:style-name="ch15" chart:values-cell-range-address="Sheet1.C109:Sheet1.C109" chart:label-cell-address="Sheet1.B109:Sheet1.B109" chart:class="chart:bar">
            <chart:data-point/>
          </chart:series>
          <chart:series chart:style-name="ch16" chart:values-cell-range-address="Sheet1.C110:Sheet1.C110" chart:label-cell-address="Sheet1.B110:Sheet1.B110" chart:class="chart:bar">
            <chart:data-point/>
          </chart:series>
          <chart:series chart:style-name="ch17" chart:values-cell-range-address="Sheet1.C111:Sheet1.C111" chart:label-cell-address="Sheet1.B111:Sheet1.B111" chart:class="chart:bar">
            <chart:data-point/>
          </chart:series>
          <chart:series chart:style-name="ch18" chart:values-cell-range-address="Sheet1.C112:Sheet1.C112" chart:label-cell-address="Sheet1.B112:Sheet1.B112" chart:class="chart:bar">
            <chart:data-point/>
          </chart:series>
          <chart:series chart:style-name="ch7" chart:values-cell-range-address="Sheet1.C113:Sheet1.C113" chart:label-cell-address="Sheet1.B113:Sheet1.B113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001</text:p>
                <draw:g>
                  <svg:desc>Sheet1.B65:Sheet1.B65</svg:desc>
                </draw:g>
              </table:table-cell>
              <table:table-cell office:value-type="float" office:value="2.75">
                <text:p>2.75</text:p>
                <draw:g>
                  <svg:desc>Sheet1.C65:Sheet1.C65</svg:desc>
                </draw:g>
              </table:table-cell>
            </table:table-row>
            <table:table-row>
              <table:table-cell office:value-type="string">
                <text:p>1002</text:p>
                <draw:g>
                  <svg:desc>Sheet1.B66:Sheet1.B66</svg:desc>
                </draw:g>
              </table:table-cell>
              <table:table-cell office:value-type="float" office:value="2.75">
                <text:p>2.75</text:p>
                <draw:g>
                  <svg:desc>Sheet1.C66:Sheet1.C66</svg:desc>
                </draw:g>
              </table:table-cell>
            </table:table-row>
            <table:table-row>
              <table:table-cell office:value-type="string">
                <text:p>1003</text:p>
                <draw:g>
                  <svg:desc>Sheet1.B67:Sheet1.B67</svg:desc>
                </draw:g>
              </table:table-cell>
              <table:table-cell office:value-type="float" office:value="2.6">
                <text:p>2.6</text:p>
                <draw:g>
                  <svg:desc>Sheet1.C67:Sheet1.C67</svg:desc>
                </draw:g>
              </table:table-cell>
            </table:table-row>
            <table:table-row>
              <table:table-cell office:value-type="string">
                <text:p>1004</text:p>
                <draw:g>
                  <svg:desc>Sheet1.B68:Sheet1.B68</svg:desc>
                </draw:g>
              </table:table-cell>
              <table:table-cell office:value-type="float" office:value="4">
                <text:p>4</text:p>
                <draw:g>
                  <svg:desc>Sheet1.C68:Sheet1.C68</svg:desc>
                </draw:g>
              </table:table-cell>
            </table:table-row>
            <table:table-row>
              <table:table-cell office:value-type="string">
                <text:p>1005</text:p>
                <draw:g>
                  <svg:desc>Sheet1.B69:Sheet1.B69</svg:desc>
                </draw:g>
              </table:table-cell>
              <table:table-cell office:value-type="float" office:value="2.25">
                <text:p>2.25</text:p>
                <draw:g>
                  <svg:desc>Sheet1.C69:Sheet1.C69</svg:desc>
                </draw:g>
              </table:table-cell>
            </table:table-row>
            <table:table-row>
              <table:table-cell office:value-type="string">
                <text:p>1006</text:p>
                <draw:g>
                  <svg:desc>Sheet1.B70:Sheet1.B70</svg:desc>
                </draw:g>
              </table:table-cell>
              <table:table-cell office:value-type="float" office:value="3.2">
                <text:p>3.2</text:p>
                <draw:g>
                  <svg:desc>Sheet1.C70:Sheet1.C70</svg:desc>
                </draw:g>
              </table:table-cell>
            </table:table-row>
            <table:table-row>
              <table:table-cell office:value-type="string">
                <text:p>1007</text:p>
                <draw:g>
                  <svg:desc>Sheet1.B71:Sheet1.B71</svg:desc>
                </draw:g>
              </table:table-cell>
              <table:table-cell office:value-type="float" office:value="1.75">
                <text:p>1.75</text:p>
                <draw:g>
                  <svg:desc>Sheet1.C71:Sheet1.C71</svg:desc>
                </draw:g>
              </table:table-cell>
            </table:table-row>
            <table:table-row>
              <table:table-cell office:value-type="string">
                <text:p>1008</text:p>
                <draw:g>
                  <svg:desc>Sheet1.B72:Sheet1.B72</svg:desc>
                </draw:g>
              </table:table-cell>
              <table:table-cell office:value-type="float" office:value="4">
                <text:p>4</text:p>
                <draw:g>
                  <svg:desc>Sheet1.C72:Sheet1.C72</svg:desc>
                </draw:g>
              </table:table-cell>
            </table:table-row>
            <table:table-row>
              <table:table-cell office:value-type="string">
                <text:p>1010</text:p>
                <draw:g>
                  <svg:desc>Sheet1.B73:Sheet1.B73</svg:desc>
                </draw:g>
              </table:table-cell>
              <table:table-cell office:value-type="float" office:value="2.75">
                <text:p>2.75</text:p>
                <draw:g>
                  <svg:desc>Sheet1.C73:Sheet1.C73</svg:desc>
                </draw:g>
              </table:table-cell>
            </table:table-row>
            <table:table-row>
              <table:table-cell office:value-type="string">
                <text:p>1011</text:p>
                <draw:g>
                  <svg:desc>Sheet1.B74:Sheet1.B74</svg:desc>
                </draw:g>
              </table:table-cell>
              <table:table-cell office:value-type="float" office:value="2.25">
                <text:p>2.25</text:p>
                <draw:g>
                  <svg:desc>Sheet1.C74:Sheet1.C74</svg:desc>
                </draw:g>
              </table:table-cell>
            </table:table-row>
            <table:table-row>
              <table:table-cell office:value-type="string">
                <text:p>1012</text:p>
                <draw:g>
                  <svg:desc>Sheet1.B75:Sheet1.B75</svg:desc>
                </draw:g>
              </table:table-cell>
              <table:table-cell office:value-type="float" office:value="2">
                <text:p>2</text:p>
                <draw:g>
                  <svg:desc>Sheet1.C75:Sheet1.C75</svg:desc>
                </draw:g>
              </table:table-cell>
            </table:table-row>
            <table:table-row>
              <table:table-cell office:value-type="string">
                <text:p>1013</text:p>
                <draw:g>
                  <svg:desc>Sheet1.B76:Sheet1.B76</svg:desc>
                </draw:g>
              </table:table-cell>
              <table:table-cell office:value-type="float" office:value="3">
                <text:p>3</text:p>
                <draw:g>
                  <svg:desc>Sheet1.C76:Sheet1.C76</svg:desc>
                </draw:g>
              </table:table-cell>
            </table:table-row>
            <table:table-row>
              <table:table-cell office:value-type="string">
                <text:p>1014</text:p>
                <draw:g>
                  <svg:desc>Sheet1.B77:Sheet1.B77</svg:desc>
                </draw:g>
              </table:table-cell>
              <table:table-cell office:value-type="float" office:value="2.25">
                <text:p>2.25</text:p>
                <draw:g>
                  <svg:desc>Sheet1.C77:Sheet1.C77</svg:desc>
                </draw:g>
              </table:table-cell>
            </table:table-row>
            <table:table-row>
              <table:table-cell office:value-type="string">
                <text:p>1015</text:p>
                <draw:g>
                  <svg:desc>Sheet1.B78:Sheet1.B78</svg:desc>
                </draw:g>
              </table:table-cell>
              <table:table-cell office:value-type="float" office:value="3.25">
                <text:p>3.25</text:p>
                <draw:g>
                  <svg:desc>Sheet1.C78:Sheet1.C78</svg:desc>
                </draw:g>
              </table:table-cell>
            </table:table-row>
            <table:table-row>
              <table:table-cell office:value-type="string">
                <text:p>1016</text:p>
                <draw:g>
                  <svg:desc>Sheet1.B79:Sheet1.B79</svg:desc>
                </draw:g>
              </table:table-cell>
              <table:table-cell office:value-type="float" office:value="2.5">
                <text:p>2.5</text:p>
                <draw:g>
                  <svg:desc>Sheet1.C79:Sheet1.C79</svg:desc>
                </draw:g>
              </table:table-cell>
            </table:table-row>
            <table:table-row>
              <table:table-cell office:value-type="string">
                <text:p>1017</text:p>
                <draw:g>
                  <svg:desc>Sheet1.B80:Sheet1.B80</svg:desc>
                </draw:g>
              </table:table-cell>
              <table:table-cell office:value-type="float" office:value="2.25">
                <text:p>2.25</text:p>
                <draw:g>
                  <svg:desc>Sheet1.C80:Sheet1.C80</svg:desc>
                </draw:g>
              </table:table-cell>
            </table:table-row>
            <table:table-row>
              <table:table-cell office:value-type="string">
                <text:p>1018</text:p>
                <draw:g>
                  <svg:desc>Sheet1.B81:Sheet1.B81</svg:desc>
                </draw:g>
              </table:table-cell>
              <table:table-cell office:value-type="float" office:value="3.25">
                <text:p>3.25</text:p>
                <draw:g>
                  <svg:desc>Sheet1.C81:Sheet1.C81</svg:desc>
                </draw:g>
              </table:table-cell>
            </table:table-row>
            <table:table-row>
              <table:table-cell office:value-type="string">
                <text:p>1019</text:p>
                <draw:g>
                  <svg:desc>Sheet1.B82:Sheet1.B82</svg:desc>
                </draw:g>
              </table:table-cell>
              <table:table-cell office:value-type="float" office:value="1.75">
                <text:p>1.75</text:p>
                <draw:g>
                  <svg:desc>Sheet1.C82:Sheet1.C82</svg:desc>
                </draw:g>
              </table:table-cell>
            </table:table-row>
            <table:table-row>
              <table:table-cell office:value-type="string">
                <text:p>1020</text:p>
                <draw:g>
                  <svg:desc>Sheet1.B83:Sheet1.B83</svg:desc>
                </draw:g>
              </table:table-cell>
              <table:table-cell office:value-type="float" office:value="1.75">
                <text:p>1.75</text:p>
                <draw:g>
                  <svg:desc>Sheet1.C83:Sheet1.C83</svg:desc>
                </draw:g>
              </table:table-cell>
            </table:table-row>
            <table:table-row>
              <table:table-cell office:value-type="string">
                <text:p>1021</text:p>
                <draw:g>
                  <svg:desc>Sheet1.B84:Sheet1.B84</svg:desc>
                </draw:g>
              </table:table-cell>
              <table:table-cell office:value-type="float" office:value="2.4">
                <text:p>2.4</text:p>
                <draw:g>
                  <svg:desc>Sheet1.C84:Sheet1.C84</svg:desc>
                </draw:g>
              </table:table-cell>
            </table:table-row>
            <table:table-row>
              <table:table-cell office:value-type="string">
                <text:p>1022</text:p>
                <draw:g>
                  <svg:desc>Sheet1.B85:Sheet1.B85</svg:desc>
                </draw:g>
              </table:table-cell>
              <table:table-cell office:value-type="float" office:value="4.25">
                <text:p>4.25</text:p>
                <draw:g>
                  <svg:desc>Sheet1.C85:Sheet1.C85</svg:desc>
                </draw:g>
              </table:table-cell>
            </table:table-row>
            <table:table-row>
              <table:table-cell office:value-type="string">
                <text:p>1023</text:p>
                <draw:g>
                  <svg:desc>Sheet1.B86:Sheet1.B86</svg:desc>
                </draw:g>
              </table:table-cell>
              <table:table-cell office:value-type="float" office:value="3.8">
                <text:p>3.8</text:p>
                <draw:g>
                  <svg:desc>Sheet1.C86:Sheet1.C86</svg:desc>
                </draw:g>
              </table:table-cell>
            </table:table-row>
            <table:table-row>
              <table:table-cell office:value-type="string">
                <text:p>1024</text:p>
                <draw:g>
                  <svg:desc>Sheet1.B87:Sheet1.B87</svg:desc>
                </draw:g>
              </table:table-cell>
              <table:table-cell office:value-type="float" office:value="2.75">
                <text:p>2.75</text:p>
                <draw:g>
                  <svg:desc>Sheet1.C87:Sheet1.C87</svg:desc>
                </draw:g>
              </table:table-cell>
            </table:table-row>
            <table:table-row>
              <table:table-cell office:value-type="string">
                <text:p>1025</text:p>
                <draw:g>
                  <svg:desc>Sheet1.B88:Sheet1.B88</svg:desc>
                </draw:g>
              </table:table-cell>
              <table:table-cell office:value-type="float" office:value="3.6">
                <text:p>3.6</text:p>
                <draw:g>
                  <svg:desc>Sheet1.C88:Sheet1.C88</svg:desc>
                </draw:g>
              </table:table-cell>
            </table:table-row>
            <table:table-row>
              <table:table-cell office:value-type="string">
                <text:p>1026</text:p>
                <draw:g>
                  <svg:desc>Sheet1.B89:Sheet1.B89</svg:desc>
                </draw:g>
              </table:table-cell>
              <table:table-cell office:value-type="float" office:value="1.75">
                <text:p>1.75</text:p>
                <draw:g>
                  <svg:desc>Sheet1.C89:Sheet1.C89</svg:desc>
                </draw:g>
              </table:table-cell>
            </table:table-row>
            <table:table-row>
              <table:table-cell office:value-type="string">
                <text:p>1027</text:p>
                <draw:g>
                  <svg:desc>Sheet1.B90:Sheet1.B90</svg:desc>
                </draw:g>
              </table:table-cell>
              <table:table-cell office:value-type="float" office:value="2.5">
                <text:p>2.5</text:p>
                <draw:g>
                  <svg:desc>Sheet1.C90:Sheet1.C90</svg:desc>
                </draw:g>
              </table:table-cell>
            </table:table-row>
            <table:table-row>
              <table:table-cell office:value-type="string">
                <text:p>1028</text:p>
                <draw:g>
                  <svg:desc>Sheet1.B91:Sheet1.B91</svg:desc>
                </draw:g>
              </table:table-cell>
              <table:table-cell office:value-type="float" office:value="1.5">
                <text:p>1.5</text:p>
                <draw:g>
                  <svg:desc>Sheet1.C91:Sheet1.C91</svg:desc>
                </draw:g>
              </table:table-cell>
            </table:table-row>
            <table:table-row>
              <table:table-cell office:value-type="string">
                <text:p>1029</text:p>
                <draw:g>
                  <svg:desc>Sheet1.B92:Sheet1.B92</svg:desc>
                </draw:g>
              </table:table-cell>
              <table:table-cell office:value-type="float" office:value="2.6">
                <text:p>2.6</text:p>
                <draw:g>
                  <svg:desc>Sheet1.C92:Sheet1.C92</svg:desc>
                </draw:g>
              </table:table-cell>
            </table:table-row>
            <table:table-row>
              <table:table-cell office:value-type="string">
                <text:p>1030</text:p>
                <draw:g>
                  <svg:desc>Sheet1.B93:Sheet1.B93</svg:desc>
                </draw:g>
              </table:table-cell>
              <table:table-cell office:value-type="float" office:value="2.5">
                <text:p>2.5</text:p>
                <draw:g>
                  <svg:desc>Sheet1.C93:Sheet1.C93</svg:desc>
                </draw:g>
              </table:table-cell>
            </table:table-row>
            <table:table-row>
              <table:table-cell office:value-type="string">
                <text:p>1031</text:p>
                <draw:g>
                  <svg:desc>Sheet1.B94:Sheet1.B94</svg:desc>
                </draw:g>
              </table:table-cell>
              <table:table-cell office:value-type="float" office:value="2">
                <text:p>2</text:p>
                <draw:g>
                  <svg:desc>Sheet1.C94:Sheet1.C94</svg:desc>
                </draw:g>
              </table:table-cell>
            </table:table-row>
            <table:table-row>
              <table:table-cell office:value-type="string">
                <text:p>1032</text:p>
                <draw:g>
                  <svg:desc>Sheet1.B95:Sheet1.B95</svg:desc>
                </draw:g>
              </table:table-cell>
              <table:table-cell office:value-type="float" office:value="2.2">
                <text:p>2.2</text:p>
                <draw:g>
                  <svg:desc>Sheet1.C95:Sheet1.C95</svg:desc>
                </draw:g>
              </table:table-cell>
            </table:table-row>
            <table:table-row>
              <table:table-cell office:value-type="string">
                <text:p>1033</text:p>
                <draw:g>
                  <svg:desc>Sheet1.B96:Sheet1.B96</svg:desc>
                </draw:g>
              </table:table-cell>
              <table:table-cell office:value-type="float" office:value="2.25">
                <text:p>2.25</text:p>
                <draw:g>
                  <svg:desc>Sheet1.C96:Sheet1.C96</svg:desc>
                </draw:g>
              </table:table-cell>
            </table:table-row>
            <table:table-row>
              <table:table-cell office:value-type="string">
                <text:p>1034</text:p>
                <draw:g>
                  <svg:desc>Sheet1.B97:Sheet1.B97</svg:desc>
                </draw:g>
              </table:table-cell>
              <table:table-cell office:value-type="float" office:value="2.25">
                <text:p>2.25</text:p>
                <draw:g>
                  <svg:desc>Sheet1.C97:Sheet1.C97</svg:desc>
                </draw:g>
              </table:table-cell>
            </table:table-row>
            <table:table-row>
              <table:table-cell office:value-type="string">
                <text:p>1035</text:p>
                <draw:g>
                  <svg:desc>Sheet1.B98:Sheet1.B98</svg:desc>
                </draw:g>
              </table:table-cell>
              <table:table-cell office:value-type="float" office:value="4.5">
                <text:p>4.5</text:p>
                <draw:g>
                  <svg:desc>Sheet1.C98:Sheet1.C98</svg:desc>
                </draw:g>
              </table:table-cell>
            </table:table-row>
            <table:table-row>
              <table:table-cell office:value-type="string">
                <text:p>1036</text:p>
                <draw:g>
                  <svg:desc>Sheet1.B99:Sheet1.B99</svg:desc>
                </draw:g>
              </table:table-cell>
              <table:table-cell office:value-type="float" office:value="2.5">
                <text:p>2.5</text:p>
                <draw:g>
                  <svg:desc>Sheet1.C99:Sheet1.C99</svg:desc>
                </draw:g>
              </table:table-cell>
            </table:table-row>
            <table:table-row>
              <table:table-cell office:value-type="string">
                <text:p>1037</text:p>
                <draw:g>
                  <svg:desc>Sheet1.B100:Sheet1.B100</svg:desc>
                </draw:g>
              </table:table-cell>
              <table:table-cell office:value-type="float" office:value="2.75">
                <text:p>2.75</text:p>
                <draw:g>
                  <svg:desc>Sheet1.C100:Sheet1.C100</svg:desc>
                </draw:g>
              </table:table-cell>
            </table:table-row>
            <table:table-row>
              <table:table-cell office:value-type="string">
                <text:p>1038</text:p>
                <draw:g>
                  <svg:desc>Sheet1.B101:Sheet1.B101</svg:desc>
                </draw:g>
              </table:table-cell>
              <table:table-cell office:value-type="float" office:value="4.5">
                <text:p>4.5</text:p>
                <draw:g>
                  <svg:desc>Sheet1.C101:Sheet1.C101</svg:desc>
                </draw:g>
              </table:table-cell>
            </table:table-row>
            <table:table-row>
              <table:table-cell office:value-type="string">
                <text:p>1039</text:p>
                <draw:g>
                  <svg:desc>Sheet1.B102:Sheet1.B102</svg:desc>
                </draw:g>
              </table:table-cell>
              <table:table-cell office:value-type="float" office:value="2">
                <text:p>2</text:p>
                <draw:g>
                  <svg:desc>Sheet1.C102:Sheet1.C102</svg:desc>
                </draw:g>
              </table:table-cell>
            </table:table-row>
            <table:table-row>
              <table:table-cell office:value-type="string">
                <text:p>1040</text:p>
                <draw:g>
                  <svg:desc>Sheet1.B103:Sheet1.B103</svg:desc>
                </draw:g>
              </table:table-cell>
              <table:table-cell office:value-type="float" office:value="3.25">
                <text:p>3.25</text:p>
                <draw:g>
                  <svg:desc>Sheet1.C103:Sheet1.C103</svg:desc>
                </draw:g>
              </table:table-cell>
            </table:table-row>
            <table:table-row>
              <table:table-cell office:value-type="string">
                <text:p>1041</text:p>
                <draw:g>
                  <svg:desc>Sheet1.B104:Sheet1.B104</svg:desc>
                </draw:g>
              </table:table-cell>
              <table:table-cell office:value-type="float" office:value="2">
                <text:p>2</text:p>
                <draw:g>
                  <svg:desc>Sheet1.C104:Sheet1.C104</svg:desc>
                </draw:g>
              </table:table-cell>
            </table:table-row>
            <table:table-row>
              <table:table-cell office:value-type="string">
                <text:p>1042</text:p>
                <draw:g>
                  <svg:desc>Sheet1.B105:Sheet1.B105</svg:desc>
                </draw:g>
              </table:table-cell>
              <table:table-cell office:value-type="float" office:value="3">
                <text:p>3</text:p>
                <draw:g>
                  <svg:desc>Sheet1.C105:Sheet1.C105</svg:desc>
                </draw:g>
              </table:table-cell>
            </table:table-row>
            <table:table-row>
              <table:table-cell office:value-type="string">
                <text:p>1043</text:p>
                <draw:g>
                  <svg:desc>Sheet1.B106:Sheet1.B106</svg:desc>
                </draw:g>
              </table:table-cell>
              <table:table-cell office:value-type="float" office:value="3">
                <text:p>3</text:p>
                <draw:g>
                  <svg:desc>Sheet1.C106:Sheet1.C106</svg:desc>
                </draw:g>
              </table:table-cell>
            </table:table-row>
            <table:table-row>
              <table:table-cell office:value-type="string">
                <text:p>1044</text:p>
                <draw:g>
                  <svg:desc>Sheet1.B107:Sheet1.B107</svg:desc>
                </draw:g>
              </table:table-cell>
              <table:table-cell office:value-type="float" office:value="3.25">
                <text:p>3.25</text:p>
                <draw:g>
                  <svg:desc>Sheet1.C107:Sheet1.C107</svg:desc>
                </draw:g>
              </table:table-cell>
            </table:table-row>
            <table:table-row>
              <table:table-cell office:value-type="string">
                <text:p>1045</text:p>
                <draw:g>
                  <svg:desc>Sheet1.B108:Sheet1.B108</svg:desc>
                </draw:g>
              </table:table-cell>
              <table:table-cell office:value-type="float" office:value="2.8">
                <text:p>2.8</text:p>
                <draw:g>
                  <svg:desc>Sheet1.C108:Sheet1.C108</svg:desc>
                </draw:g>
              </table:table-cell>
            </table:table-row>
            <table:table-row>
              <table:table-cell office:value-type="string">
                <text:p>1046</text:p>
                <draw:g>
                  <svg:desc>Sheet1.B109:Sheet1.B109</svg:desc>
                </draw:g>
              </table:table-cell>
              <table:table-cell office:value-type="float" office:value="2.75">
                <text:p>2.75</text:p>
                <draw:g>
                  <svg:desc>Sheet1.C109:Sheet1.C109</svg:desc>
                </draw:g>
              </table:table-cell>
            </table:table-row>
            <table:table-row>
              <table:table-cell office:value-type="string">
                <text:p>1047</text:p>
                <draw:g>
                  <svg:desc>Sheet1.B110:Sheet1.B110</svg:desc>
                </draw:g>
              </table:table-cell>
              <table:table-cell office:value-type="float" office:value="1.5">
                <text:p>1.5</text:p>
                <draw:g>
                  <svg:desc>Sheet1.C110:Sheet1.C110</svg:desc>
                </draw:g>
              </table:table-cell>
            </table:table-row>
            <table:table-row>
              <table:table-cell office:value-type="string">
                <text:p>1048</text:p>
                <draw:g>
                  <svg:desc>Sheet1.B111:Sheet1.B111</svg:desc>
                </draw:g>
              </table:table-cell>
              <table:table-cell office:value-type="float" office:value="4.75">
                <text:p>4.75</text:p>
                <draw:g>
                  <svg:desc>Sheet1.C111:Sheet1.C111</svg:desc>
                </draw:g>
              </table:table-cell>
            </table:table-row>
            <table:table-row>
              <table:table-cell office:value-type="string">
                <text:p>1049</text:p>
                <draw:g>
                  <svg:desc>Sheet1.B112:Sheet1.B112</svg:desc>
                </draw:g>
              </table:table-cell>
              <table:table-cell office:value-type="float" office:value="3">
                <text:p>3</text:p>
                <draw:g>
                  <svg:desc>Sheet1.C112:Sheet1.C112</svg:desc>
                </draw:g>
              </table:table-cell>
            </table:table-row>
            <table:table-row>
              <table:table-cell office:value-type="string">
                <text:p>1050</text:p>
                <draw:g>
                  <svg:desc>Sheet1.B113:Sheet1.B113</svg:desc>
                </draw:g>
              </table:table-cell>
              <table:table-cell office:value-type="float" office:value="2.5">
                <text:p>2.5</text:p>
                <draw:g>
                  <svg:desc>Sheet1.C113:Sheet1.C113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a4a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0000cc" draw:fill-color="#0000c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07cm" svg:y="3.952cm" style:legend-expansion="high" chart:style-name="ch2"/>
        <chart:plot-area chart:style-name="ch3" table:cell-range-address="Sheet1.R66:Sheet1.X68 Sheet1.Q67:Sheet1.Q68" chart:data-source-has-labels="both" svg:x="0.32cm" svg:y="0.18cm" svg:width="11.767cm" svg:height="8.64cm">
          <chartooo:coordinate-region svg:x="1.1cm" svg:y="0.18cm" svg:width="10.987cm" svg:height="6.639cm"/>
          <chart:axis chart:dimension="x" chart:name="primary-x" chart:style-name="ch4" chartooo:axis-type="auto">
            <chartooo:date-scale/>
            <chart:categories table:cell-range-address="Sheet1.R66:Sheet1.X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R67:Sheet1.X67" chart:label-cell-address="Sheet1.Q67:Sheet1.Q67" chart:class="chart:bar">
            <chart:data-point chart:repeated="7"/>
          </chart:series>
          <chart:series chart:style-name="ch8" chart:values-cell-range-address="Sheet1.R68:Sheet1.X68" chart:label-cell-address="Sheet1.Q68:Sheet1.Q6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oup 1</text:p>
                <draw:g>
                  <svg:desc>Sheet1.R66:Sheet1.X66</svg:desc>
                </draw:g>
              </table:table-cell>
              <table:table-cell office:value-type="string">
                <text:p>Group 3</text:p>
              </table:table-cell>
              <table:table-cell office:value-type="string">
                <text:p>Group 4</text:p>
              </table:table-cell>
              <table:table-cell office:value-type="string">
                <text:p>Group 5</text:p>
              </table:table-cell>
              <table:table-cell office:value-type="string">
                <text:p>Group 6</text:p>
              </table:table-cell>
              <table:table-cell office:value-type="string">
                <text:p>Baseline 1</text:p>
              </table:table-cell>
              <table:table-cell office:value-type="string">
                <text:p>Baseline 2</text:p>
              </table:table-cell>
            </table:table-row>
          </table:table-header-rows>
          <table:table-rows>
            <table:table-row>
              <table:table-cell office:value-type="string">
                <text:p>Avg overall</text:p>
                <draw:g>
                  <svg:desc>Sheet1.Q67:Sheet1.Q67</svg:desc>
                </draw:g>
              </table:table-cell>
              <table:table-cell office:value-type="float" office:value="2.74897959183673">
                <text:p>2.74897959183673</text:p>
                <draw:g>
                  <svg:desc>Sheet1.R67:Sheet1.X67</svg:desc>
                </draw:g>
              </table:table-cell>
              <table:table-cell office:value-type="float" office:value="3.49081632653061">
                <text:p>3.49081632653061</text:p>
              </table:table-cell>
              <table:table-cell office:value-type="float" office:value="3.29387755102041">
                <text:p>3.29387755102041</text:p>
              </table:table-cell>
              <table:table-cell office:value-type="float" office:value="3.26020408163265">
                <text:p>3.26020408163265</text:p>
              </table:table-cell>
              <table:table-cell office:value-type="float" office:value="3.15408163265306">
                <text:p>3.15408163265306</text:p>
              </table:table-cell>
              <table:table-cell office:value-type="float" office:value="2.00340136054422">
                <text:p>2.00340136054422</text:p>
              </table:table-cell>
              <table:table-cell office:value-type="float" office:value="2.84649122807018">
                <text:p>2.84649122807018</text:p>
              </table:table-cell>
            </table:table-row>
            <table:table-row>
              <table:table-cell office:value-type="string">
                <text:p>standard dev</text:p>
                <draw:g>
                  <svg:desc>Sheet1.Q68:Sheet1.Q68</svg:desc>
                </draw:g>
              </table:table-cell>
              <table:table-cell office:value-type="float" office:value="0.796312451496373">
                <text:p>0.796312451496373</text:p>
                <draw:g>
                  <svg:desc>Sheet1.R68:Sheet1.X68</svg:desc>
                </draw:g>
              </table:table-cell>
              <table:table-cell office:value-type="float" office:value="0.518579135453685">
                <text:p>0.518579135453685</text:p>
              </table:table-cell>
              <table:table-cell office:value-type="float" office:value="0.71717273699847">
                <text:p>0.71717273699847</text:p>
              </table:table-cell>
              <table:table-cell office:value-type="float" office:value="0.674998425294208">
                <text:p>0.674998425294208</text:p>
              </table:table-cell>
              <table:table-cell office:value-type="float" office:value="0.535591255713981">
                <text:p>0.535591255713981</text:p>
              </table:table-cell>
              <table:table-cell office:value-type="float" office:value="0.474451188702351">
                <text:p>0.474451188702351</text:p>
              </table:table-cell>
              <table:table-cell office:value-type="float" office:value="1.05008335072246">
                <text:p>1.050083350722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2.707cm" style:legend-expansion="high" chart:style-name="ch2"/>
        <chart:plot-area chart:style-name="ch3" table:cell-range-address="Sheet1.W9:Sheet1.AD19 Sheet1.X8:Sheet1.AD8" chart:data-source-has-labels="both" svg:x="0.32cm" svg:y="0.18cm" svg:width="12.217cm" svg:height="8.64cm">
          <chartooo:coordinate-region svg:x="1.382cm" svg:y="0.18cm" svg:width="10.026cm" svg:height="5.46cm"/>
          <chart:axis chart:dimension="x" chart:name="primary-x" chart:style-name="ch4" chartooo:axis-type="auto">
            <chartooo:date-scale/>
            <chart:categories table:cell-range-address="Sheet1.W9:Sheet1.W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X9:Sheet1.X19" chart:label-cell-address="Sheet1.X8:Sheet1.X8" chart:class="chart:line">
            <chart:data-point chart:repeated="11"/>
          </chart:series>
          <chart:series chart:style-name="ch7" chart:values-cell-range-address="Sheet1.Y9:Sheet1.Y19" chart:label-cell-address="Sheet1.Y8:Sheet1.Y8" chart:class="chart:line">
            <chart:data-point chart:repeated="11"/>
          </chart:series>
          <chart:series chart:style-name="ch8" chart:values-cell-range-address="Sheet1.Z9:Sheet1.Z19" chart:label-cell-address="Sheet1.Z8:Sheet1.Z8" chart:class="chart:line">
            <chart:data-point chart:repeated="11"/>
          </chart:series>
          <chart:series chart:style-name="ch9" chart:values-cell-range-address="Sheet1.AA9:Sheet1.AA19" chart:label-cell-address="Sheet1.AA8:Sheet1.AA8" chart:class="chart:line">
            <chart:data-point chart:repeated="11"/>
          </chart:series>
          <chart:series chart:style-name="ch10" chart:values-cell-range-address="Sheet1.AB9:Sheet1.AB19" chart:label-cell-address="Sheet1.AB8:Sheet1.AB8" chart:class="chart:line">
            <chart:data-point chart:repeated="11"/>
          </chart:series>
          <chart:series chart:style-name="ch11" chart:values-cell-range-address="Sheet1.AC9:Sheet1.AC19" chart:label-cell-address="Sheet1.AC8:Sheet1.AC8" chart:class="chart:line">
            <chart:data-point chart:repeated="11"/>
          </chart:series>
          <chart:series chart:style-name="ch12" chart:values-cell-range-address="Sheet1.AD9:Sheet1.AD19" chart:label-cell-address="Sheet1.AD8:Sheet1.AD8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X8:Sheet1.X8</svg:desc>
                </draw:g>
              </table:table-cell>
              <table:table-cell office:value-type="string">
                <text:p>3</text:p>
                <draw:g>
                  <svg:desc>Sheet1.Y8:Sheet1.Y8</svg:desc>
                </draw:g>
              </table:table-cell>
              <table:table-cell office:value-type="string">
                <text:p>4</text:p>
                <draw:g>
                  <svg:desc>Sheet1.Z8:Sheet1.Z8</svg:desc>
                </draw:g>
              </table:table-cell>
              <table:table-cell office:value-type="string">
                <text:p>5</text:p>
                <draw:g>
                  <svg:desc>Sheet1.AA8:Sheet1.AA8</svg:desc>
                </draw:g>
              </table:table-cell>
              <table:table-cell office:value-type="string">
                <text:p>6</text:p>
                <draw:g>
                  <svg:desc>Sheet1.AB8:Sheet1.AB8</svg:desc>
                </draw:g>
              </table:table-cell>
              <table:table-cell office:value-type="string">
                <text:p>Baseline 1</text:p>
                <draw:g>
                  <svg:desc>Sheet1.AC8:Sheet1.AC8</svg:desc>
                </draw:g>
              </table:table-cell>
              <table:table-cell office:value-type="string">
                <text:p>Baseline 2</text:p>
                <draw:g>
                  <svg:desc>Sheet1.AD8:Sheet1.A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mmaticality</text:p>
                <draw:g>
                  <svg:desc>Sheet1.W9:Sheet1.W19</svg:desc>
                </draw:g>
              </table:table-cell>
              <table:table-cell office:value-type="float" office:value="3.76">
                <text:p>3.76</text:p>
                <draw:g>
                  <svg:desc>Sheet1.X9:Sheet1.X19</svg:desc>
                </draw:g>
              </table:table-cell>
              <table:table-cell office:value-type="float" office:value="4.38">
                <text:p>4.38</text:p>
                <draw:g>
                  <svg:desc>Sheet1.Y9:Sheet1.Y19</svg:desc>
                </draw:g>
              </table:table-cell>
              <table:table-cell office:value-type="float" office:value="4.07">
                <text:p>4.07</text:p>
                <draw:g>
                  <svg:desc>Sheet1.Z9:Sheet1.Z19</svg:desc>
                </draw:g>
              </table:table-cell>
              <table:table-cell office:value-type="float" office:value="4.14">
                <text:p>4.14</text:p>
                <draw:g>
                  <svg:desc>Sheet1.AA9:Sheet1.AA19</svg:desc>
                </draw:g>
              </table:table-cell>
              <table:table-cell office:value-type="float" office:value="4.24">
                <text:p>4.24</text:p>
                <draw:g>
                  <svg:desc>Sheet1.AB9:Sheet1.AB19</svg:desc>
                </draw:g>
              </table:table-cell>
              <table:table-cell office:value-type="float" office:value="3.5">
                <text:p>3.5</text:p>
                <draw:g>
                  <svg:desc>Sheet1.AC9:Sheet1.AC19</svg:desc>
                </draw:g>
              </table:table-cell>
              <table:table-cell office:value-type="float" office:value="3.81">
                <text:p>3.81</text:p>
                <draw:g>
                  <svg:desc>Sheet1.AD9:Sheet1.AD19</svg:desc>
                </draw:g>
              </table:table-cell>
            </table:table-row>
            <table:table-row>
              <table:table-cell office:value-type="string">
                <text:p>Non-Redundancy</text:p>
              </table:table-cell>
              <table:table-cell office:value-type="float" office:value="3.85">
                <text:p>3.85</text:p>
              </table:table-cell>
              <table:table-cell office:value-type="float" office:value="4.2">
                <text:p>4.2</text:p>
              </table:table-cell>
              <table:table-cell office:value-type="float" office:value="4.11">
                <text:p>4.11</text:p>
              </table:table-cell>
              <table:table-cell office:value-type="float" office:value="3.87">
                <text:p>3.87</text:p>
              </table:table-cell>
              <table:table-cell office:value-type="float" office:value="4.23">
                <text:p>4.23</text:p>
              </table:table-cell>
              <table:table-cell office:value-type="float" office:value="4.18">
                <text:p>4.18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Referential Clarity</text:p>
              </table:table-cell>
              <table:table-cell office:value-type="float" office:value="3.44">
                <text:p>3.44</text:p>
              </table:table-cell>
              <table:table-cell office:value-type="float" office:value="3.9">
                <text:p>3.9</text:p>
              </table:table-cell>
              <table:table-cell office:value-type="float" office:value="3.75">
                <text:p>3.75</text:p>
              </table:table-cell>
              <table:table-cell office:value-type="float" office:value="4.11">
                <text:p>4.11</text:p>
              </table:table-cell>
              <table:table-cell office:value-type="float" office:value="3.22">
                <text:p>3.22</text:p>
              </table:table-cell>
              <table:table-cell office:value-type="float" office:value="2.13">
                <text:p>2.13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3.14">
                <text:p>3.14</text:p>
              </table:table-cell>
              <table:table-cell office:value-type="float" office:value="3.5">
                <text:p>3.5</text:p>
              </table:table-cell>
              <table:table-cell office:value-type="float" office:value="3.57">
                <text:p>3.57</text:p>
              </table:table-cell>
              <table:table-cell office:value-type="float" office:value="3.64">
                <text:p>3.64</text:p>
              </table:table-cell>
              <table:table-cell office:value-type="float" office:value="3.3">
                <text:p>3.3</text:p>
              </table:table-cell>
              <table:table-cell office:value-type="float" office:value="2.15">
                <text:p>2.1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2.86">
                <text:p>2.86</text:p>
              </table:table-cell>
              <table:table-cell office:value-type="float" office:value="3.05">
                <text:p>3.05</text:p>
              </table:table-cell>
              <table:table-cell office:value-type="float" office:value="3.28">
                <text:p>3.28</text:p>
              </table:table-cell>
              <table:table-cell office:value-type="float" office:value="3.13">
                <text:p>3.13</text:p>
              </table:table-cell>
              <table:table-cell office:value-type="float" office:value="3.11">
                <text:p>3.11</text:p>
              </table:table-cell>
              <table:table-cell office:value-type="float" office:value="2.12">
                <text:p>2.12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Coherence</text:p>
              </table:table-cell>
              <table:table-cell office:value-type="float" office:value="2.88">
                <text:p>2.88</text:p>
              </table:table-cell>
              <table:table-cell office:value-type="float" office:value="3.07">
                <text:p>3.07</text:p>
              </table:table-cell>
              <table:table-cell office:value-type="float" office:value="3.37">
                <text:p>3.37</text:p>
              </table:table-cell>
              <table:table-cell office:value-type="float" office:value="3.2">
                <text:p>3.2</text:p>
              </table:table-cell>
              <table:table-cell office:value-type="float" office:value="3.02">
                <text:p>3.02</text:p>
              </table:table-cell>
              <table:table-cell office:value-type="float" office:value="1.99">
                <text:p>1.9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Readability</text:p>
              </table:table-cell>
              <table:table-cell office:value-type="float" office:value="3.26">
                <text:p>3.26</text:p>
              </table:table-cell>
              <table:table-cell office:value-type="float" office:value="3.74">
                <text:p>3.74</text:p>
              </table:table-cell>
              <table:table-cell office:value-type="float" office:value="3.61">
                <text:p>3.61</text:p>
              </table:table-cell>
              <table:table-cell office:value-type="float" office:value="3.55">
                <text:p>3.55</text:p>
              </table:table-cell>
              <table:table-cell office:value-type="float" office:value="3.62">
                <text:p>3.62</text:p>
              </table:table-cell>
              <table:table-cell office:value-type="float" office:value="2.68">
                <text:p>2.68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Information Content</text:p>
              </table:table-cell>
              <table:table-cell office:value-type="float" office:value="2.9">
                <text:p>2.9</text:p>
              </table:table-cell>
              <table:table-cell office:value-type="float" office:value="3.86">
                <text:p>3.86</text:p>
              </table:table-cell>
              <table:table-cell office:value-type="float" office:value="3.44">
                <text:p>3.44</text:p>
              </table:table-cell>
              <table:table-cell office:value-type="float" office:value="3.45">
                <text:p>3.45</text:p>
              </table:table-cell>
              <table:table-cell office:value-type="float" office:value="3.52">
                <text:p>3.52</text:p>
              </table:table-cell>
              <table:table-cell office:value-type="float" office:value="2.35">
                <text:p>2.35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Spelling</text:p>
              </table:table-cell>
              <table:table-cell office:value-type="float" office:value="4.16">
                <text:p>4.16</text:p>
              </table:table-cell>
              <table:table-cell office:value-type="float" office:value="4.51">
                <text:p>4.51</text:p>
              </table:table-cell>
              <table:table-cell office:value-type="float" office:value="4.38">
                <text:p>4.38</text:p>
              </table:table-cell>
              <table:table-cell office:value-type="float" office:value="4.38">
                <text:p>4.38</text:p>
              </table:table-cell>
              <table:table-cell office:value-type="float" office:value="4.35">
                <text:p>4.35</text:p>
              </table:table-cell>
              <table:table-cell office:value-type="float" office:value="3.86">
                <text:p>3.86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3.29">
                <text:p>3.29</text:p>
              </table:table-cell>
              <table:table-cell office:value-type="float" office:value="4.07">
                <text:p>4.07</text:p>
              </table:table-cell>
              <table:table-cell office:value-type="float" office:value="3.53">
                <text:p>3.53</text:p>
              </table:table-cell>
              <table:table-cell office:value-type="float" office:value="3.37">
                <text:p>3.37</text:p>
              </table:table-cell>
              <table:table-cell office:value-type="float" office:value="3.77">
                <text:p>3.77</text:p>
              </table:table-cell>
              <table:table-cell office:value-type="float" office:value="3.5">
                <text:p>3.5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Overall quality</text:p>
              </table:table-cell>
              <table:table-cell office:value-type="float" office:value="2.75">
                <text:p>2.75</text:p>
              </table:table-cell>
              <table:table-cell office:value-type="float" office:value="3.49">
                <text:p>3.49</text:p>
              </table:table-cell>
              <table:table-cell office:value-type="float" office:value="3.3">
                <text:p>3.3</text:p>
              </table:table-cell>
              <table:table-cell office:value-type="float" office:value="3.26">
                <text:p>3.26</text:p>
              </table:table-cell>
              <table:table-cell office:value-type="float" office:value="3.14">
                <text:p>3.14</text:p>
              </table:table-cell>
              <table:table-cell office:value-type="float" office:value="2">
                <text:p>2</text:p>
              </table:table-cell>
              <table:table-cell office:value-type="float" office:value="2.84">
                <text:p>2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